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36.00pt" fo:font-weight="bold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2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7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1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702" style:family="text">
      <style:text-properties fo:font-size="36.00pt" fo:font-weight="normal" fo:font-family="Calibri" style:font-family-asian="Calibri" style:font-family-complex="Calibri" fo:background-color="transparent" style:use-window-font-color="true"/>
    </style:style>
    <style:style style:name="T70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04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3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4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46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4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48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4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1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3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4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6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58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5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0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61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3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4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5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766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68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6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1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3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774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6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7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8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7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1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78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3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4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8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6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8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8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1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3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794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6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79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8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79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1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802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3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4" style:family="text">
      <style:text-properties fo:font-size="14.00pt" fo:font-weight="normal" fo:font-family="Arial" style:font-family-asian="Arial" style:font-family-complex="Arial" fo:background-color="transparent" fo:color="#525452"/>
    </style:style>
    <style:style style:name="T805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6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7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08" style:family="text">
      <style:text-properties fo:font-size="14.00pt" fo:font-weight="normal" fo:font-family="'Cambria Math'" style:font-family-asian="'Cambria Math'" style:font-family-complex="'Cambria Math'" fo:background-color="#ffffff" fo:color="#525452"/>
    </style:style>
    <style:style style:name="T809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10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11" style:family="text">
      <style:text-properties fo:font-size="14.00pt" fo:font-weight="normal" fo:font-family="Arial" style:font-family-asian="Arial" style:font-family-complex="Arial" fo:background-color="#ffffff" fo:color="#525452"/>
    </style:style>
    <style:style style:name="T81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" style:family="paragraph">
      <style:paragraph-properties fo:line-height="100.00%" fo:text-align="center" fo:margin-bottom="8.00p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6" style:family="paragraph">
      <style:paragraph-properties fo:line-height="100.00%" fo:text-align="center" fo:margin-bottom="8.00p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9" style:family="paragraph">
      <style:paragraph-properties fo:line-height="100.00%" fo:text-align="center" fo:margin-bottom="8.00p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center" fo:margin-bottom="8.00pt"/>
    </style:style>
    <style:style style:name="P13" style:family="paragraph">
      <style:paragraph-properties fo:line-height="100.00%" fo:text-align="left" fo:margin-left="7.90pt" fo:text-indent="-5.40pt">
        <style:tab-stops>
          <style:tab-stop style:position="434.90pt"/>
        </style:tab-stops>
      </style:paragraph-properties>
    </style:style>
    <style:style style:name="P14" style:family="paragraph">
      <style:paragraph-properties fo:line-height="100.00%" fo:text-align="center" fo:margin-bottom="8.00pt"/>
    </style:style>
    <style:style style:name="P15" style:family="paragraph">
      <style:paragraph-properties fo:line-height="100.00%" fo:text-align="left" fo:margin-left="7.90pt" fo:text-indent="-5.40pt">
        <style:tab-stops>
          <style:tab-stop style:position="434.90pt"/>
        </style:tab-stops>
      </style:paragraph-properties>
    </style:style>
    <style:style style:name="P16" style:family="paragraph">
      <style:paragraph-properties fo:line-height="100.00%" fo:text-align="center" fo:margin-bottom="8.00pt"/>
    </style:style>
    <style:style style:name="P17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18" style:family="paragraph">
      <style:paragraph-properties fo:line-height="100.00%" fo:text-align="left" fo:margin-bottom="8.00pt"/>
    </style:style>
    <style:style style:name="P19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20" style:family="paragraph">
      <style:paragraph-properties fo:line-height="100.00%" fo:text-align="left" fo:margin-bottom="8.00pt"/>
    </style:style>
    <style:style style:name="P21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22" style:family="paragraph">
      <style:paragraph-properties fo:line-height="100.00%" fo:text-align="left" fo:margin-bottom="8.00pt"/>
    </style:style>
    <style:style style:name="P23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24" style:family="paragraph">
      <style:paragraph-properties fo:line-height="100.00%" fo:text-align="left" fo:margin-bottom="8.00pt"/>
    </style:style>
    <style:style style:name="P25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26" style:family="paragraph">
      <style:paragraph-properties fo:line-height="100.00%" fo:text-align="left" fo:margin-bottom="8.00pt"/>
    </style:style>
    <style:style style:name="P27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28" style:family="paragraph">
      <style:paragraph-properties fo:line-height="100.00%" fo:text-align="left" fo:margin-bottom="8.00pt"/>
    </style:style>
    <style:style style:name="P29" style:family="paragraph">
      <style:paragraph-properties fo:line-height="100.00%" fo:text-align="center" fo:margin-bottom="8.00pt"/>
    </style:style>
    <style:style style:name="P30" style:family="paragraph">
      <style:paragraph-properties fo:line-height="100.00%" fo:text-align="left" fo:margin-bottom="8.00pt"/>
    </style:style>
    <style:style style:name="P31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2" style:family="paragraph">
      <style:paragraph-properties fo:line-height="100.00%" fo:text-align="center" fo:margin-bottom="8.00p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5" style:family="paragraph">
      <style:paragraph-properties fo:line-height="100.00%" fo:text-align="center" fo:margin-bottom="8.00p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38" style:family="paragraph">
      <style:paragraph-properties fo:line-height="100.00%" fo:text-align="center" fo:margin-bottom="8.00p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40" style:family="paragraph">
      <style:paragraph-properties fo:line-height="100.00%" fo:text-align="left" fo:margin-bottom="8.00pt"/>
    </style:style>
    <style:style style:name="P41" style:family="paragraph">
      <style:paragraph-properties fo:line-height="100.00%" fo:text-align="left" fo:margin-left="7.90pt" fo:text-indent="-5.40pt">
        <style:tab-stops>
          <style:tab-stop style:position="434.90pt"/>
        </style:tab-stops>
      </style:paragraph-properties>
    </style:style>
    <style:style style:name="P42" style:family="paragraph">
      <style:paragraph-properties fo:line-height="100.00%" fo:text-align="center" fo:margin-bottom="8.00pt"/>
    </style:style>
    <style:style style:name="P43" style:family="paragraph">
      <style:paragraph-properties fo:line-height="100.00%" fo:text-align="left" fo:margin-left="7.90pt" fo:text-indent="-5.40pt">
        <style:tab-stops>
          <style:tab-stop style:position="434.90pt"/>
        </style:tab-stops>
      </style:paragraph-properties>
    </style:style>
    <style:style style:name="P44" style:family="paragraph">
      <style:paragraph-properties fo:line-height="100.00%" fo:text-align="center" fo:margin-bottom="8.00pt"/>
    </style:style>
    <style:style style:name="P45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46" style:family="paragraph">
      <style:paragraph-properties fo:line-height="100.00%" fo:text-align="left" fo:margin-bottom="8.00pt"/>
    </style:style>
    <style:style style:name="P47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48" style:family="paragraph">
      <style:paragraph-properties fo:line-height="100.00%" fo:text-align="left" fo:margin-bottom="8.00pt"/>
    </style:style>
    <style:style style:name="P49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50" style:family="paragraph">
      <style:paragraph-properties fo:line-height="100.00%" fo:text-align="left" fo:margin-bottom="8.00pt"/>
    </style:style>
    <style:style style:name="P51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52" style:family="paragraph">
      <style:paragraph-properties fo:line-height="100.00%" fo:text-align="left" fo:margin-bottom="8.00pt"/>
    </style:style>
    <style:style style:name="P53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54" style:family="paragraph">
      <style:paragraph-properties fo:line-height="100.00%" fo:text-align="left" fo:margin-bottom="8.00pt"/>
    </style:style>
    <style:style style:name="P55" style:family="paragraph">
      <style:paragraph-properties fo:line-height="100.00%" fo:text-align="left" fo:margin-left="7.90pt" fo:text-indent="-5.40pt">
        <style:tab-stops>
          <style:tab-stop style:position="213.50pt"/>
          <style:tab-stop style:position="32888.60pt"/>
        </style:tab-stops>
      </style:paragraph-properties>
    </style:style>
    <style:style style:name="P56" style:family="paragraph">
      <style:paragraph-properties fo:line-height="100.00%" fo:text-align="center" fo:margin-bottom="8.00pt"/>
    </style:style>
    <style:style style:name="P57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58" style:family="paragraph">
      <style:paragraph-properties fo:line-height="100.00%" fo:text-align="center" fo:margin-bottom="8.00pt"/>
    </style:style>
    <style:style style:name="P59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60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1" style:family="paragraph">
      <style:paragraph-properties fo:line-height="100.00%" fo:text-align="center" fo:margin-bottom="8.00pt"/>
    </style:style>
    <style:style style:name="P62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3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4" style:family="paragraph">
      <style:paragraph-properties fo:line-height="100.00%" fo:text-align="center" fo:margin-bottom="8.00pt"/>
    </style:style>
    <style:style style:name="P65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6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7" style:family="paragraph">
      <style:paragraph-properties fo:line-height="100.00%" fo:text-align="center" fo:margin-bottom="8.00pt"/>
    </style:style>
    <style:style style:name="P68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69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70" style:family="paragraph">
      <style:paragraph-properties fo:line-height="100.00%" fo:text-align="center" fo:margin-bottom="8.00pt"/>
    </style:style>
    <style:style style:name="P71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7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73" style:family="paragraph">
      <style:paragraph-properties fo:line-height="100.00%" fo:text-align="center" fo:margin-bottom="8.00pt"/>
    </style:style>
    <style:style style:name="P7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7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76" style:family="paragraph">
      <style:paragraph-properties fo:line-height="100.00%" fo:text-align="center" fo:margin-bottom="8.00pt"/>
    </style:style>
    <style:style style:name="P7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7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79" style:family="paragraph">
      <style:paragraph-properties fo:line-height="100.00%" fo:text-align="center" fo:margin-bottom="8.00pt"/>
    </style:style>
    <style:style style:name="P8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81" style:family="paragraph">
      <style:paragraph-properties fo:line-height="100.00%" fo:text-align="left" fo:margin-bottom="8.00pt"/>
    </style:style>
    <style:style style:name="P82" style:family="paragraph">
      <style:paragraph-properties fo:line-height="100.00%" fo:text-align="center" fo:margin-bottom="8.00pt"/>
    </style:style>
    <style:style style:name="P83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84" style:family="paragraph">
      <style:paragraph-properties fo:line-height="100.00%" fo:text-align="center" fo:margin-bottom="8.00pt"/>
    </style:style>
    <style:style style:name="P85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86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87" style:family="paragraph">
      <style:paragraph-properties fo:line-height="100.00%" fo:text-align="center" fo:margin-bottom="8.00pt"/>
    </style:style>
    <style:style style:name="P88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89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0" style:family="paragraph">
      <style:paragraph-properties fo:line-height="100.00%" fo:text-align="center" fo:margin-bottom="8.00pt"/>
    </style:style>
    <style:style style:name="P91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2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3" style:family="paragraph">
      <style:paragraph-properties fo:line-height="100.00%" fo:text-align="center" fo:margin-bottom="8.00pt"/>
    </style:style>
    <style:style style:name="P94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5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6" style:family="paragraph">
      <style:paragraph-properties fo:line-height="100.00%" fo:text-align="center" fo:margin-bottom="8.00pt"/>
    </style:style>
    <style:style style:name="P97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9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99" style:family="paragraph">
      <style:paragraph-properties fo:line-height="100.00%" fo:text-align="center" fo:margin-bottom="8.00pt"/>
    </style:style>
    <style:style style:name="P10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01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02" style:family="paragraph">
      <style:paragraph-properties fo:line-height="100.00%" fo:text-align="center" fo:margin-bottom="8.00pt"/>
    </style:style>
    <style:style style:name="P103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0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05" style:family="paragraph">
      <style:paragraph-properties fo:line-height="100.00%" fo:text-align="center" fo:margin-bottom="8.00pt"/>
    </style:style>
    <style:style style:name="P106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07" style:family="paragraph">
      <style:paragraph-properties fo:line-height="100.00%" fo:text-align="left" fo:margin-bottom="8.00pt"/>
    </style:style>
    <style:style style:name="P108" style:family="paragraph">
      <style:paragraph-properties fo:line-height="100.00%" fo:text-align="center" fo:margin-bottom="8.00pt"/>
    </style:style>
    <style:style style:name="P109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10" style:family="paragraph">
      <style:paragraph-properties fo:line-height="100.00%" fo:text-align="center" fo:margin-bottom="8.00pt"/>
    </style:style>
    <style:style style:name="P111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12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13" style:family="paragraph">
      <style:paragraph-properties fo:line-height="100.00%" fo:text-align="center" fo:margin-bottom="8.00pt"/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15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16" style:family="paragraph">
      <style:paragraph-properties fo:line-height="100.00%" fo:text-align="center" fo:margin-bottom="8.00pt"/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18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19" style:family="paragraph">
      <style:paragraph-properties fo:line-height="100.00%" fo:text-align="center" fo:margin-bottom="8.00pt"/>
    </style:style>
    <style:style style:name="P120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22" style:family="paragraph">
      <style:paragraph-properties fo:line-height="100.00%" fo:text-align="center" fo:margin-bottom="8.00pt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2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25" style:family="paragraph">
      <style:paragraph-properties fo:line-height="100.00%" fo:text-align="center" fo:margin-bottom="8.00pt"/>
    </style:style>
    <style:style style:name="P126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28" style:family="paragraph">
      <style:paragraph-properties fo:line-height="100.00%" fo:text-align="center" fo:margin-bottom="8.00pt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3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31" style:family="paragraph">
      <style:paragraph-properties fo:line-height="100.00%" fo:text-align="center" fo:margin-bottom="8.00pt"/>
    </style:style>
    <style:style style:name="P13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33" style:family="paragraph">
      <style:paragraph-properties fo:line-height="100.00%" fo:text-align="left" fo:margin-bottom="8.00pt"/>
    </style:style>
    <style:style style:name="P134" style:family="paragraph">
      <style:paragraph-properties fo:line-height="100.00%" fo:text-align="center" fo:margin-bottom="8.00pt"/>
    </style:style>
    <style:style style:name="P135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36" style:family="paragraph">
      <style:paragraph-properties fo:line-height="100.00%" fo:text-align="center" fo:margin-bottom="8.00pt"/>
    </style:style>
    <style:style style:name="P137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39" style:family="paragraph">
      <style:paragraph-properties fo:line-height="100.00%" fo:text-align="center" fo:margin-bottom="8.00pt"/>
    </style:style>
    <style:style style:name="P140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1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2" style:family="paragraph">
      <style:paragraph-properties fo:line-height="100.00%" fo:text-align="center" fo:margin-bottom="8.00pt"/>
    </style:style>
    <style:style style:name="P143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4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5" style:family="paragraph">
      <style:paragraph-properties fo:line-height="100.00%" fo:text-align="center" fo:margin-bottom="8.00pt"/>
    </style:style>
    <style:style style:name="P146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7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48" style:family="paragraph">
      <style:paragraph-properties fo:line-height="100.00%" fo:text-align="center" fo:margin-bottom="8.00pt"/>
    </style:style>
    <style:style style:name="P149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1" style:family="paragraph">
      <style:paragraph-properties fo:line-height="100.00%" fo:text-align="center" fo:margin-bottom="8.00pt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3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4" style:family="paragraph">
      <style:paragraph-properties fo:line-height="100.00%" fo:text-align="center" fo:margin-bottom="8.00pt"/>
    </style:style>
    <style:style style:name="P15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6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7" style:family="paragraph">
      <style:paragraph-properties fo:line-height="100.00%" fo:text-align="center" fo:margin-bottom="8.00pt"/>
    </style:style>
    <style:style style:name="P15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59" style:family="paragraph">
      <style:paragraph-properties fo:line-height="100.00%" fo:text-align="left" fo:margin-bottom="8.00pt"/>
    </style:style>
    <style:style style:name="P160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61" style:family="paragraph">
      <style:paragraph-properties fo:line-height="100.00%" fo:text-align="center" fo:margin-bottom="8.00pt"/>
    </style:style>
    <style:style style:name="P162" style:family="paragraph">
      <style:paragraph-properties fo:line-height="100.00%" fo:text-align="left" fo:margin-left="5.40pt" fo:text-indent="-5.40pt">
        <style:tab-stops>
          <style:tab-stop style:position="157.05pt"/>
        </style:tab-stops>
      </style:paragraph-properties>
    </style:style>
    <style:style style:name="P163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64" style:family="paragraph">
      <style:paragraph-properties fo:line-height="100.00%" fo:text-align="center" fo:margin-bottom="8.00pt"/>
    </style:style>
    <style:style style:name="P165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66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67" style:family="paragraph">
      <style:paragraph-properties fo:line-height="100.00%" fo:text-align="center" fo:margin-bottom="8.00pt"/>
    </style:style>
    <style:style style:name="P168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69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70" style:family="paragraph">
      <style:paragraph-properties fo:line-height="100.00%" fo:text-align="center" fo:margin-bottom="8.00pt"/>
    </style:style>
    <style:style style:name="P171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72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73" style:family="paragraph">
      <style:paragraph-properties fo:line-height="100.00%" fo:text-align="center" fo:margin-bottom="8.00pt"/>
    </style:style>
    <style:style style:name="P174" style:family="paragraph">
      <style:paragraph-properties fo:line-height="100.00%" fo:text-align="left" fo:margin-left="5.40pt" fo:text-indent="-5.40pt">
        <style:tab-stops>
          <style:tab-stop style:position="32.80pt"/>
          <style:tab-stop style:position="23022.15pt"/>
        </style:tab-stops>
      </style:paragraph-properties>
    </style:style>
    <style:style style:name="P17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76" style:family="paragraph">
      <style:paragraph-properties fo:line-height="100.00%" fo:text-align="center" fo:margin-bottom="8.00pt"/>
    </style:style>
    <style:style style:name="P17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7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79" style:family="paragraph">
      <style:paragraph-properties fo:line-height="100.00%" fo:text-align="center" fo:margin-bottom="8.00pt"/>
    </style:style>
    <style:style style:name="P18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81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82" style:family="paragraph">
      <style:paragraph-properties fo:line-height="100.00%" fo:text-align="center" fo:margin-bottom="8.00pt"/>
    </style:style>
    <style:style style:name="P183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184" style:family="paragraph">
      <style:paragraph-properties fo:line-height="100.00%" fo:text-align="left" fo:margin-bottom="8.00pt"/>
    </style:style>
    <style:style style:name="P185" style:family="paragraph">
      <style:paragraph-properties fo:line-height="100.00%" fo:text-align="left" fo:margin-bottom="8.00pt"/>
    </style:style>
    <style:style style:name="P186" style:family="paragraph">
      <style:paragraph-properties fo:line-height="100.00%" fo:text-align="left" fo:margin-bottom="8.00pt"/>
    </style:style>
    <style:style style:name="P187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188" style:family="paragraph">
      <style:paragraph-properties fo:line-height="100.00%" fo:text-align="center" fo:margin-bottom="8.00pt"/>
    </style:style>
    <style:style style:name="P189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190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1" style:family="paragraph">
      <style:paragraph-properties fo:line-height="100.00%" fo:text-align="center" fo:margin-bottom="8.00pt"/>
    </style:style>
    <style:style style:name="P192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3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4" style:family="paragraph">
      <style:paragraph-properties fo:line-height="100.00%" fo:text-align="center" fo:margin-bottom="8.00pt"/>
    </style:style>
    <style:style style:name="P195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6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7" style:family="paragraph">
      <style:paragraph-properties fo:line-height="100.00%" fo:text-align="center" fo:margin-bottom="8.00pt"/>
    </style:style>
    <style:style style:name="P198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199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00" style:family="paragraph">
      <style:paragraph-properties fo:line-height="100.00%" fo:text-align="center" fo:margin-bottom="8.00pt"/>
    </style:style>
    <style:style style:name="P201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0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03" style:family="paragraph">
      <style:paragraph-properties fo:line-height="100.00%" fo:text-align="center" fo:margin-bottom="8.00pt"/>
    </style:style>
    <style:style style:name="P20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0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06" style:family="paragraph">
      <style:paragraph-properties fo:line-height="100.00%" fo:text-align="center" fo:margin-bottom="8.00pt"/>
    </style:style>
    <style:style style:name="P20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0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09" style:family="paragraph">
      <style:paragraph-properties fo:line-height="100.00%" fo:text-align="center" fo:margin-bottom="8.00pt"/>
    </style:style>
    <style:style style:name="P21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11" style:family="paragraph">
      <style:paragraph-properties fo:line-height="100.00%" fo:text-align="left" fo:margin-bottom="8.00pt"/>
    </style:style>
    <style:style style:name="P212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213" style:family="paragraph">
      <style:paragraph-properties fo:line-height="100.00%" fo:text-align="center" fo:margin-bottom="8.00pt"/>
    </style:style>
    <style:style style:name="P214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215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16" style:family="paragraph">
      <style:paragraph-properties fo:line-height="100.00%" fo:text-align="center" fo:margin-bottom="8.00pt"/>
    </style:style>
    <style:style style:name="P217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18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19" style:family="paragraph">
      <style:paragraph-properties fo:line-height="100.00%" fo:text-align="center" fo:margin-bottom="8.00pt"/>
    </style:style>
    <style:style style:name="P220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21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22" style:family="paragraph">
      <style:paragraph-properties fo:line-height="100.00%" fo:text-align="center" fo:margin-bottom="8.00pt"/>
    </style:style>
    <style:style style:name="P223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24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25" style:family="paragraph">
      <style:paragraph-properties fo:line-height="100.00%" fo:text-align="center" fo:margin-bottom="8.00pt"/>
    </style:style>
    <style:style style:name="P226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2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28" style:family="paragraph">
      <style:paragraph-properties fo:line-height="100.00%" fo:text-align="center" fo:margin-bottom="8.00pt"/>
    </style:style>
    <style:style style:name="P229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3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31" style:family="paragraph">
      <style:paragraph-properties fo:line-height="100.00%" fo:text-align="center" fo:margin-bottom="8.00pt"/>
    </style:style>
    <style:style style:name="P23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33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34" style:family="paragraph">
      <style:paragraph-properties fo:line-height="100.00%" fo:text-align="center" fo:margin-bottom="8.00pt"/>
    </style:style>
    <style:style style:name="P23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36" style:family="paragraph">
      <style:paragraph-properties fo:line-height="100.00%" fo:text-align="left" fo:margin-bottom="8.00pt"/>
    </style:style>
    <style:style style:name="P237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238" style:family="paragraph">
      <style:paragraph-properties fo:line-height="100.00%" fo:text-align="center" fo:margin-bottom="8.00pt"/>
    </style:style>
    <style:style style:name="P239" style:family="paragraph">
      <style:paragraph-properties fo:line-height="100.00%" fo:text-align="left" fo:margin-left="5.40pt" fo:text-indent="-5.40pt">
        <style:tab-stops>
          <style:tab-stop style:position="163.95pt"/>
        </style:tab-stops>
      </style:paragraph-properties>
    </style:style>
    <style:style style:name="P240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1" style:family="paragraph">
      <style:paragraph-properties fo:line-height="100.00%" fo:text-align="center" fo:margin-bottom="8.00pt"/>
    </style:style>
    <style:style style:name="P242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3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4" style:family="paragraph">
      <style:paragraph-properties fo:line-height="100.00%" fo:text-align="center" fo:margin-bottom="8.00pt"/>
    </style:style>
    <style:style style:name="P245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6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7" style:family="paragraph">
      <style:paragraph-properties fo:line-height="100.00%" fo:text-align="center" fo:margin-bottom="8.00pt"/>
    </style:style>
    <style:style style:name="P248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49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50" style:family="paragraph">
      <style:paragraph-properties fo:line-height="100.00%" fo:text-align="center" fo:margin-bottom="8.00pt"/>
    </style:style>
    <style:style style:name="P251" style:family="paragraph">
      <style:paragraph-properties fo:line-height="100.00%" fo:text-align="left" fo:margin-left="5.40pt" fo:text-indent="-5.40pt">
        <style:tab-stops>
          <style:tab-stop style:position="34.85pt"/>
          <style:tab-stop style:position="23022.15pt"/>
        </style:tab-stops>
      </style:paragraph-properties>
    </style:style>
    <style:style style:name="P252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53" style:family="paragraph">
      <style:paragraph-properties fo:line-height="100.00%" fo:text-align="center" fo:margin-bottom="8.00pt"/>
    </style:style>
    <style:style style:name="P254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55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56" style:family="paragraph">
      <style:paragraph-properties fo:line-height="100.00%" fo:text-align="center" fo:margin-bottom="8.00pt"/>
    </style:style>
    <style:style style:name="P257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58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59" style:family="paragraph">
      <style:paragraph-properties fo:line-height="100.00%" fo:text-align="center" fo:margin-bottom="8.00pt"/>
    </style:style>
    <style:style style:name="P260" style:family="paragraph">
      <style:paragraph-properties fo:line-height="100.00%" fo:text-align="left" fo:margin-left="5.40pt" fo:text-indent="-5.40pt">
        <style:tab-stops>
          <style:tab-stop style:position="67.20pt"/>
          <style:tab-stop style:position="23022.15pt"/>
        </style:tab-stops>
      </style:paragraph-properties>
    </style:style>
    <style:style style:name="P261" style:family="paragraph">
      <style:paragraph-properties fo:line-height="100.00%" fo:text-align="left" fo:margin-bottom="8.00pt"/>
    </style:style>
    <style:style style:name="P262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63" style:family="paragraph">
      <style:paragraph-properties fo:line-height="100.00%" fo:text-align="center" fo:margin-bottom="8.00pt"/>
    </style:style>
    <style:style style:name="P264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65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66" style:family="paragraph">
      <style:paragraph-properties fo:line-height="100.00%" fo:text-align="center" fo:margin-bottom="8.00pt"/>
    </style:style>
    <style:style style:name="P267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68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69" style:family="paragraph">
      <style:paragraph-properties fo:line-height="100.00%" fo:text-align="center" fo:margin-bottom="8.00pt"/>
    </style:style>
    <style:style style:name="P270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71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72" style:family="paragraph">
      <style:paragraph-properties fo:line-height="100.00%" fo:text-align="center" fo:margin-bottom="8.00pt"/>
    </style:style>
    <style:style style:name="P273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74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75" style:family="paragraph">
      <style:paragraph-properties fo:line-height="100.00%" fo:text-align="center" fo:margin-bottom="8.00pt"/>
    </style:style>
    <style:style style:name="P276" style:family="paragraph">
      <style:paragraph-properties fo:line-height="100.00%" fo:text-align="left" fo:margin-left="13.85pt" fo:text-indent="-5.40pt">
        <style:tab-stops>
          <style:tab-stop style:position="24.45pt"/>
          <style:tab-stop style:position="23013.70pt"/>
        </style:tab-stops>
      </style:paragraph-properties>
    </style:style>
    <style:style style:name="P277" style:family="paragraph">
      <style:paragraph-properties fo:line-height="100.00%" fo:text-align="left" fo:margin-bottom="8.00pt"/>
    </style:style>
    <style:style style:name="P278" style:family="paragraph">
      <style:paragraph-properties fo:line-height="115.00%" fo:text-align="left" fo:margin-bottom="10.00pt"/>
    </style:style>
    <style:style style:name="P279" style:family="paragraph">
      <style:paragraph-properties fo:line-height="115.00%" fo:text-align="right" fo:margin-bottom="10.00pt" style:writing-mode="rl"/>
    </style:style>
    <style:style style:name="TableColumn0100" style:family="table-column">
      <style:table-column-properties style:column-width="1.008333in"/>
    </style:style>
    <style:style style:name="TableColumn0101" style:family="table-column">
      <style:table-column-properties style:column-width="1.185417in"/>
    </style:style>
    <style:style style:name="Table01" style:family="table">
      <style:table-properties style:width="2.193750in" fo:margin-left="0.000000in" style:writing-mode="lr" table:align="left" style:may-break-between-rows="true"/>
    </style:style>
    <style:style style:name="TableRow0100" style:family="table-row">
      <style:table-row-properties style:min-row-height="0.596528in"/>
    </style:style>
    <style:style style:name="TableCell01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100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101" style:family="table-row">
      <style:table-row-properties style:min-row-height="0.612500in"/>
    </style:style>
    <style:style style:name="TableCell01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1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102" style:family="table-row">
      <style:table-row-properties style:min-row-height="0.604861in"/>
    </style:style>
    <style:style style:name="TableCell01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1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6.150000in"/>
    </style:style>
    <style:style style:name="Table02" style:family="table">
      <style:table-properties style:width="6.150000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olumn0300" style:family="table-column">
      <style:table-column-properties style:column-width="3.075000in"/>
    </style:style>
    <style:style style:name="TableColumn0301" style:family="table-column">
      <style:table-column-properties style:column-width="3.075000in"/>
    </style:style>
    <style:style style:name="Table03" style:family="table">
      <style:table-properties style:width="6.150000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300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301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302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303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304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olumn0400" style:family="table-column">
      <style:table-column-properties style:column-width="1.008333in"/>
    </style:style>
    <style:style style:name="TableColumn0401" style:family="table-column">
      <style:table-column-properties style:column-width="1.185417in"/>
    </style:style>
    <style:style style:name="Table04" style:family="table">
      <style:table-properties style:width="2.193750in" fo:margin-left="0.000000in" style:writing-mode="lr" table:align="left" style:may-break-between-rows="true"/>
    </style:style>
    <style:style style:name="TableRow0400" style:family="table-row">
      <style:table-row-properties style:min-row-height="0.596528in"/>
    </style:style>
    <style:style style:name="TableCell04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400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401" style:family="table-row">
      <style:table-row-properties style:min-row-height="0.612500in"/>
    </style:style>
    <style:style style:name="TableCell04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4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402" style:family="table-row">
      <style:table-row-properties style:min-row-height="0.604861in"/>
    </style:style>
    <style:style style:name="TableCell04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4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6.150000in"/>
    </style:style>
    <style:style style:name="Table05" style:family="table">
      <style:table-properties style:width="6.150000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olumn0600" style:family="table-column">
      <style:table-column-properties style:column-width="3.075000in"/>
    </style:style>
    <style:style style:name="TableColumn0601" style:family="table-column">
      <style:table-column-properties style:column-width="3.075000in"/>
    </style:style>
    <style:style style:name="Table06" style:family="table">
      <style:table-properties style:width="6.150000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600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601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602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603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ell060401" style:family="table-cell">
      <style:table-cell-properties fo:border-top="0.006944in solid #836967" fo:border-left="0.006944in solid #836967" fo:border-right="0.006944in solid #836967" fo:border-bottom="0.006944in solid #836967" fo:padding-left="0.075000in" fo:padding-right="0.075000in" fo:vertical-align="top" fo:background-color="transparent"/>
    </style:style>
    <style:style style:name="TableColumn0700" style:family="table-column">
      <style:table-column-properties style:column-width="0.530556in"/>
    </style:style>
    <style:style style:name="TableColumn0701" style:family="table-column">
      <style:table-column-properties style:column-width="0.477778in"/>
    </style:style>
    <style:style style:name="TableColumn0702" style:family="table-column">
      <style:table-column-properties style:column-width="1.185417in"/>
    </style:style>
    <style:style style:name="TableColumn0703" style:family="table-column">
      <style:table-column-properties style:column-width="0.062500in"/>
    </style:style>
    <style:style style:name="Table07" style:family="table">
      <style:table-properties style:width="2.256250in" fo:margin-left="0.000000in" style:writing-mode="lr" table:align="left" style:may-break-between-rows="true"/>
    </style:style>
    <style:style style:name="TableRow0700" style:family="table-row">
      <style:table-row-properties style:min-row-height="0.306944in"/>
    </style:style>
    <style:style style:name="TableCell07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701" style:family="table-row">
      <style:table-row-properties style:min-row-height="0.205556in"/>
    </style:style>
    <style:style style:name="TableCell07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702" style:family="table-row">
      <style:table-row-properties style:min-row-height="0.275694in"/>
    </style:style>
    <style:style style:name="TableCell07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703" style:family="table-row">
      <style:table-row-properties style:min-row-height="0.356250in"/>
    </style:style>
    <style:style style:name="TableCell07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704" style:family="table-row">
      <style:table-row-properties style:min-row-height="0.653472in"/>
    </style:style>
    <style:style style:name="TableCell07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705" style:family="table-row">
      <style:table-row-properties style:min-row-height="0.596528in"/>
    </style:style>
    <style:style style:name="TableCell07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706" style:family="table-row">
      <style:table-row-properties style:min-row-height="0.612500in"/>
    </style:style>
    <style:style style:name="TableCell07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707" style:family="table-row">
      <style:table-row-properties style:min-row-height="0.604861in"/>
    </style:style>
    <style:style style:name="TableCell07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7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7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0800" style:family="table-column">
      <style:table-column-properties style:column-width="0.530556in"/>
    </style:style>
    <style:style style:name="TableColumn0801" style:family="table-column">
      <style:table-column-properties style:column-width="0.477778in"/>
    </style:style>
    <style:style style:name="TableColumn0802" style:family="table-column">
      <style:table-column-properties style:column-width="1.185417in"/>
    </style:style>
    <style:style style:name="TableColumn0803" style:family="table-column">
      <style:table-column-properties style:column-width="0.062500in"/>
    </style:style>
    <style:style style:name="Table08" style:family="table">
      <style:table-properties style:width="2.256250in" fo:margin-left="0.000000in" style:writing-mode="lr" table:align="left" style:may-break-between-rows="true"/>
    </style:style>
    <style:style style:name="TableRow0800" style:family="table-row">
      <style:table-row-properties style:min-row-height="0.306944in"/>
    </style:style>
    <style:style style:name="TableCell08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801" style:family="table-row">
      <style:table-row-properties style:min-row-height="0.205556in"/>
    </style:style>
    <style:style style:name="TableCell08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802" style:family="table-row">
      <style:table-row-properties style:min-row-height="0.275694in"/>
    </style:style>
    <style:style style:name="TableCell08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803" style:family="table-row">
      <style:table-row-properties style:min-row-height="0.356250in"/>
    </style:style>
    <style:style style:name="TableCell08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804" style:family="table-row">
      <style:table-row-properties style:min-row-height="0.653472in"/>
    </style:style>
    <style:style style:name="TableCell08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805" style:family="table-row">
      <style:table-row-properties style:min-row-height="0.596528in"/>
    </style:style>
    <style:style style:name="TableCell08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806" style:family="table-row">
      <style:table-row-properties style:min-row-height="0.612500in"/>
    </style:style>
    <style:style style:name="TableCell08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807" style:family="table-row">
      <style:table-row-properties style:min-row-height="0.604861in"/>
    </style:style>
    <style:style style:name="TableCell08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8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8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0900" style:family="table-column">
      <style:table-column-properties style:column-width="0.530556in"/>
    </style:style>
    <style:style style:name="TableColumn0901" style:family="table-column">
      <style:table-column-properties style:column-width="0.477778in"/>
    </style:style>
    <style:style style:name="TableColumn0902" style:family="table-column">
      <style:table-column-properties style:column-width="1.185417in"/>
    </style:style>
    <style:style style:name="TableColumn0903" style:family="table-column">
      <style:table-column-properties style:column-width="0.062500in"/>
    </style:style>
    <style:style style:name="Table09" style:family="table">
      <style:table-properties style:width="2.256250in" fo:margin-left="0.000000in" style:writing-mode="lr" table:align="left" style:may-break-between-rows="true"/>
    </style:style>
    <style:style style:name="TableRow0900" style:family="table-row">
      <style:table-row-properties style:min-row-height="0.306944in"/>
    </style:style>
    <style:style style:name="TableCell09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901" style:family="table-row">
      <style:table-row-properties style:min-row-height="0.205556in"/>
    </style:style>
    <style:style style:name="TableCell09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902" style:family="table-row">
      <style:table-row-properties style:min-row-height="0.275694in"/>
    </style:style>
    <style:style style:name="TableCell09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903" style:family="table-row">
      <style:table-row-properties style:min-row-height="0.356250in"/>
    </style:style>
    <style:style style:name="TableCell09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904" style:family="table-row">
      <style:table-row-properties style:min-row-height="0.653472in"/>
    </style:style>
    <style:style style:name="TableCell09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0905" style:family="table-row">
      <style:table-row-properties style:min-row-height="0.596528in"/>
    </style:style>
    <style:style style:name="TableCell09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906" style:family="table-row">
      <style:table-row-properties style:min-row-height="0.612500in"/>
    </style:style>
    <style:style style:name="TableCell09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0907" style:family="table-row">
      <style:table-row-properties style:min-row-height="0.604861in"/>
    </style:style>
    <style:style style:name="TableCell09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09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09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000" style:family="table-column">
      <style:table-column-properties style:column-width="0.530556in"/>
    </style:style>
    <style:style style:name="TableColumn1001" style:family="table-column">
      <style:table-column-properties style:column-width="0.477778in"/>
    </style:style>
    <style:style style:name="TableColumn1002" style:family="table-column">
      <style:table-column-properties style:column-width="1.185417in"/>
    </style:style>
    <style:style style:name="TableColumn1003" style:family="table-column">
      <style:table-column-properties style:column-width="0.062500in"/>
    </style:style>
    <style:style style:name="Table10" style:family="table">
      <style:table-properties style:width="2.256250in" fo:margin-left="0.000000in" style:writing-mode="lr" table:align="left" style:may-break-between-rows="true"/>
    </style:style>
    <style:style style:name="TableRow1000" style:family="table-row">
      <style:table-row-properties style:min-row-height="0.306944in"/>
    </style:style>
    <style:style style:name="TableCell10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001" style:family="table-row">
      <style:table-row-properties style:min-row-height="0.205556in"/>
    </style:style>
    <style:style style:name="TableCell10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002" style:family="table-row">
      <style:table-row-properties style:min-row-height="0.275694in"/>
    </style:style>
    <style:style style:name="TableCell10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003" style:family="table-row">
      <style:table-row-properties style:min-row-height="0.356250in"/>
    </style:style>
    <style:style style:name="TableCell10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004" style:family="table-row">
      <style:table-row-properties style:min-row-height="0.653472in"/>
    </style:style>
    <style:style style:name="TableCell10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005" style:family="table-row">
      <style:table-row-properties style:min-row-height="0.596528in"/>
    </style:style>
    <style:style style:name="TableCell10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006" style:family="table-row">
      <style:table-row-properties style:min-row-height="0.612500in"/>
    </style:style>
    <style:style style:name="TableCell10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007" style:family="table-row">
      <style:table-row-properties style:min-row-height="0.604861in"/>
    </style:style>
    <style:style style:name="TableCell10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0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0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100" style:family="table-column">
      <style:table-column-properties style:column-width="0.530556in"/>
    </style:style>
    <style:style style:name="TableColumn1101" style:family="table-column">
      <style:table-column-properties style:column-width="0.477778in"/>
    </style:style>
    <style:style style:name="TableColumn1102" style:family="table-column">
      <style:table-column-properties style:column-width="1.185417in"/>
    </style:style>
    <style:style style:name="TableColumn1103" style:family="table-column">
      <style:table-column-properties style:column-width="0.062500in"/>
    </style:style>
    <style:style style:name="Table11" style:family="table">
      <style:table-properties style:width="2.256250in" fo:margin-left="0.000000in" style:writing-mode="lr" table:align="left" style:may-break-between-rows="true"/>
    </style:style>
    <style:style style:name="TableRow1100" style:family="table-row">
      <style:table-row-properties style:min-row-height="0.306944in"/>
    </style:style>
    <style:style style:name="TableCell11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101" style:family="table-row">
      <style:table-row-properties style:min-row-height="0.205556in"/>
    </style:style>
    <style:style style:name="TableCell11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102" style:family="table-row">
      <style:table-row-properties style:min-row-height="0.275694in"/>
    </style:style>
    <style:style style:name="TableCell11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103" style:family="table-row">
      <style:table-row-properties style:min-row-height="0.356250in"/>
    </style:style>
    <style:style style:name="TableCell11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104" style:family="table-row">
      <style:table-row-properties style:min-row-height="0.653472in"/>
    </style:style>
    <style:style style:name="TableCell11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105" style:family="table-row">
      <style:table-row-properties style:min-row-height="0.596528in"/>
    </style:style>
    <style:style style:name="TableCell11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106" style:family="table-row">
      <style:table-row-properties style:min-row-height="0.612500in"/>
    </style:style>
    <style:style style:name="TableCell11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107" style:family="table-row">
      <style:table-row-properties style:min-row-height="0.604861in"/>
    </style:style>
    <style:style style:name="TableCell11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1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1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200" style:family="table-column">
      <style:table-column-properties style:column-width="0.559028in"/>
    </style:style>
    <style:style style:name="TableColumn1201" style:family="table-column">
      <style:table-column-properties style:column-width="0.449306in"/>
    </style:style>
    <style:style style:name="TableColumn1202" style:family="table-column">
      <style:table-column-properties style:column-width="1.185417in"/>
    </style:style>
    <style:style style:name="TableColumn1203" style:family="table-column">
      <style:table-column-properties style:column-width="0.158333in"/>
    </style:style>
    <style:style style:name="Table12" style:family="table">
      <style:table-properties style:width="2.352083in" fo:margin-left="0.000000in" style:writing-mode="lr" table:align="left" style:may-break-between-rows="true"/>
    </style:style>
    <style:style style:name="TableRow1200" style:family="table-row">
      <style:table-row-properties style:min-row-height="0.183333in"/>
    </style:style>
    <style:style style:name="TableCell12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201" style:family="table-row">
      <style:table-row-properties style:min-row-height="0.122222in"/>
    </style:style>
    <style:style style:name="TableCell12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202" style:family="table-row">
      <style:table-row-properties style:min-row-height="0.163889in"/>
    </style:style>
    <style:style style:name="TableCell12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203" style:family="table-row">
      <style:table-row-properties style:min-row-height="0.211806in"/>
    </style:style>
    <style:style style:name="TableCell12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204" style:family="table-row">
      <style:table-row-properties style:min-row-height="0.390972in"/>
    </style:style>
    <style:style style:name="TableCell12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205" style:family="table-row">
      <style:table-row-properties style:min-row-height="0.596528in"/>
    </style:style>
    <style:style style:name="TableCell12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206" style:family="table-row">
      <style:table-row-properties style:min-row-height="0.612500in"/>
    </style:style>
    <style:style style:name="TableCell12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207" style:family="table-row">
      <style:table-row-properties style:min-row-height="0.604861in"/>
    </style:style>
    <style:style style:name="TableCell12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2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2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300" style:family="table-column">
      <style:table-column-properties style:column-width="0.559028in"/>
    </style:style>
    <style:style style:name="TableColumn1301" style:family="table-column">
      <style:table-column-properties style:column-width="0.449306in"/>
    </style:style>
    <style:style style:name="TableColumn1302" style:family="table-column">
      <style:table-column-properties style:column-width="1.185417in"/>
    </style:style>
    <style:style style:name="TableColumn1303" style:family="table-column">
      <style:table-column-properties style:column-width="0.158333in"/>
    </style:style>
    <style:style style:name="Table13" style:family="table">
      <style:table-properties style:width="2.352083in" fo:margin-left="0.000000in" style:writing-mode="lr" table:align="left" style:may-break-between-rows="true"/>
    </style:style>
    <style:style style:name="TableRow1300" style:family="table-row">
      <style:table-row-properties style:min-row-height="0.183333in"/>
    </style:style>
    <style:style style:name="TableCell13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301" style:family="table-row">
      <style:table-row-properties style:min-row-height="0.122222in"/>
    </style:style>
    <style:style style:name="TableCell13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302" style:family="table-row">
      <style:table-row-properties style:min-row-height="0.163889in"/>
    </style:style>
    <style:style style:name="TableCell13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303" style:family="table-row">
      <style:table-row-properties style:min-row-height="0.211806in"/>
    </style:style>
    <style:style style:name="TableCell13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304" style:family="table-row">
      <style:table-row-properties style:min-row-height="0.390972in"/>
    </style:style>
    <style:style style:name="TableCell13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305" style:family="table-row">
      <style:table-row-properties style:min-row-height="0.596528in"/>
    </style:style>
    <style:style style:name="TableCell13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306" style:family="table-row">
      <style:table-row-properties style:min-row-height="0.612500in"/>
    </style:style>
    <style:style style:name="TableCell13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307" style:family="table-row">
      <style:table-row-properties style:min-row-height="0.604861in"/>
    </style:style>
    <style:style style:name="TableCell13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3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3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400" style:family="table-column">
      <style:table-column-properties style:column-width="0.559028in"/>
    </style:style>
    <style:style style:name="TableColumn1401" style:family="table-column">
      <style:table-column-properties style:column-width="0.449306in"/>
    </style:style>
    <style:style style:name="TableColumn1402" style:family="table-column">
      <style:table-column-properties style:column-width="1.185417in"/>
    </style:style>
    <style:style style:name="TableColumn1403" style:family="table-column">
      <style:table-column-properties style:column-width="0.158333in"/>
    </style:style>
    <style:style style:name="Table14" style:family="table">
      <style:table-properties style:width="2.352083in" fo:margin-left="0.000000in" style:writing-mode="lr" table:align="left" style:may-break-between-rows="true"/>
    </style:style>
    <style:style style:name="TableRow1400" style:family="table-row">
      <style:table-row-properties style:min-row-height="0.183333in"/>
    </style:style>
    <style:style style:name="TableCell14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0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0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0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401" style:family="table-row">
      <style:table-row-properties style:min-row-height="0.122222in"/>
    </style:style>
    <style:style style:name="TableCell14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1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1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402" style:family="table-row">
      <style:table-row-properties style:min-row-height="0.163889in"/>
    </style:style>
    <style:style style:name="TableCell14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2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2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403" style:family="table-row">
      <style:table-row-properties style:min-row-height="0.211806in"/>
    </style:style>
    <style:style style:name="TableCell14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3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3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404" style:family="table-row">
      <style:table-row-properties style:min-row-height="0.390972in"/>
    </style:style>
    <style:style style:name="TableCell14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402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403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Row1405" style:family="table-row">
      <style:table-row-properties style:min-row-height="0.596528in"/>
    </style:style>
    <style:style style:name="TableCell1405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5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5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406" style:family="table-row">
      <style:table-row-properties style:min-row-height="0.612500in"/>
    </style:style>
    <style:style style:name="TableCell1406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6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6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407" style:family="table-row">
      <style:table-row-properties style:min-row-height="0.604861in"/>
    </style:style>
    <style:style style:name="TableCell1407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40701" style:family="table-cell">
      <style:table-cell-properties fo:border-top="0.000000in solid #000000" fo:border-left="0.000000in solid #000000" fo:border-right="0.000000in solid #000000" fo:border-bottom="0.000000in solid #000000" fo:padding-left="0.075000in" fo:padding-right="0.075000in" fo:vertical-align="top" fo:background-color="# 0 0 0"/>
    </style:style>
    <style:style style:name="TableCell140702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olumn1500" style:family="table-column">
      <style:table-column-properties style:column-width="0.531944in"/>
    </style:style>
    <style:style style:name="TableColumn1501" style:family="table-column">
      <style:table-column-properties style:column-width="1.532639in"/>
    </style:style>
    <style:style style:name="Table15" style:family="table">
      <style:table-properties style:width="2.064583in" fo:margin-left="0.000000in" style:writing-mode="lr" table:align="left" style:may-break-between-rows="true"/>
    </style:style>
    <style:style style:name="TableRow1500" style:family="table-row">
      <style:table-row-properties style:min-row-height="0.346528in"/>
    </style:style>
    <style:style style:name="TableCell1500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500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501" style:family="table-row">
      <style:table-row-properties style:min-row-height="0.435417in"/>
    </style:style>
    <style:style style:name="TableCell1501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501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502" style:family="table-row">
      <style:table-row-properties style:min-row-height="0.451389in"/>
    </style:style>
    <style:style style:name="TableCell1502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502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503" style:family="table-row">
      <style:table-row-properties style:min-row-height="0.329861in"/>
    </style:style>
    <style:style style:name="TableCell1503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503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Row1504" style:family="table-row">
      <style:table-row-properties style:min-row-height="0.403472in"/>
    </style:style>
    <style:style style:name="TableCell150400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  <style:style style:name="TableCell150401" style:family="table-cell">
      <style:table-cell-properties fo:border-top="0.004861in solid #000000" fo:border-left="0.004861in solid #000000" fo:border-right="0.004861in solid #000000" fo:border-bottom="0.004861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Name</text:span><text:span text:style-name="T2"><text:s/></text:span><text:span text:style-name="T3">:</text:span><text:span text:style-name="T4"><text:s/></text:span><text:span text:style-name="T5">Khalid magdi mohammed ragab</text:span><text:span text:style-name="T6"/></text:p>
      <text:p text:style-name="P1"><text:span text:style-name="T7">Section :<text:s/></text:span><text:span text:style-name="T8">3</text:span><text:span text:style-name="T9"/></text:p>
      <text:p text:style-name="P1"><text:span text:style-name="T10">Quiz<text:s/></text:span><text:span text:style-name="T11">1<text:s text:c="2"/></text:span><text:span text:style-name="T12">.</text:span><text:span text:style-name="T13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6">PC</text:span><text:span text:style-name="T17"/></text:p>
          </table:table-cell>
          <table:table-cell table:style-name="TableCell010001">
            <text:p text:style-name="P3"><text:span text:style-name="T18">300</text:span><text:span text:style-name="T19"/></text:p>
          </table:table-cell>
        </table:table-row>
        <table:table-row table:style-name="TableRow0101">
          <table:table-cell table:style-name="TableCell010100">
            <text:p text:style-name="P6"><text:span text:style-name="T24">AC</text:span><text:span text:style-name="T25"/></text:p>
          </table:table-cell>
          <table:table-cell table:style-name="TableCell010101">
            <text:p text:style-name="P6"><text:span text:style-name="T26">0003</text:span><text:span text:style-name="T27"/></text:p>
          </table:table-cell>
        </table:table-row>
        <table:table-row table:style-name="TableRow0102">
          <table:table-cell table:style-name="TableCell010200">
            <text:p text:style-name="P9"><text:span text:style-name="T32">IR</text:span><text:span text:style-name="T33"/></text:p>
          </table:table-cell>
          <table:table-cell table:style-name="TableCell010201">
            <text:p text:style-name="P9"><text:span text:style-name="T34">1940</text:span><text:span text:style-name="T35"/></text:p>
          </table:table-cell>
        </table:table-row>
      </table:table>
      <text:p text:style-name="P11"><text:span text:style-name="T38">1</text:span><text:span text:style-name="T39">:</text:span><text:span text:style-name="T40"/></text:p>
      <text:p text:style-name="P12"><text:span text:style-name="T41">Load</text:span><text:span text:style-name="T42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14"><text:span text:style-name="T45">Memory</text:span><text:span text:style-name="T46"/></text:p>
          </table:table-cell>
        </table:table-row>
      </table:table>
      <text:p text:style-name="P16"><text:span text:style-name="T48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18"><text:span text:style-name="T51">300</text:span><text:span text:style-name="T52"/></text:p>
          </table:table-cell>
          <table:table-cell table:style-name="TableCell030001">
            <text:p text:style-name="P18"><text:span text:style-name="T53">1<text:s text:c="4"/>940</text:span><text:span text:style-name="T54"/></text:p>
          </table:table-cell>
        </table:table-row>
        <table:table-row table:style-name="TableRow0301">
          <table:table-cell table:style-name="TableCell030100">
            <text:p text:style-name="P20"><text:span text:style-name="T59">301</text:span><text:span text:style-name="T60"/></text:p>
          </table:table-cell>
          <table:table-cell table:style-name="TableCell030101">
            <text:p text:style-name="P20"><text:span text:style-name="T61">5<text:s text:c="4"/>941</text:span><text:span text:style-name="T62"/></text:p>
          </table:table-cell>
        </table:table-row>
        <table:table-row table:style-name="TableRow0302">
          <table:table-cell table:style-name="TableCell030200">
            <text:p text:style-name="P22"><text:span text:style-name="T67">302</text:span><text:span text:style-name="T68"/></text:p>
          </table:table-cell>
          <table:table-cell table:style-name="TableCell030201">
            <text:p text:style-name="P22"><text:span text:style-name="T69">2<text:s text:c="4"/>941</text:span><text:span text:style-name="T70"/></text:p>
          </table:table-cell>
        </table:table-row>
        <table:table-row table:style-name="TableRow0303">
          <table:table-cell table:style-name="TableCell030300">
            <text:p text:style-name="P24"><text:span text:style-name="T75">940</text:span><text:span text:style-name="T76"/></text:p>
          </table:table-cell>
          <table:table-cell table:style-name="TableCell030301">
            <text:p text:style-name="P24"><text:span text:style-name="T77">0003</text:span><text:span text:style-name="T78"/></text:p>
          </table:table-cell>
        </table:table-row>
        <table:table-row table:style-name="TableRow0304">
          <table:table-cell table:style-name="TableCell030400">
            <text:p text:style-name="P26"><text:span text:style-name="T83">941</text:span><text:span text:style-name="T84"/></text:p>
          </table:table-cell>
          <table:table-cell table:style-name="TableCell030401">
            <text:p text:style-name="P26"><text:span text:style-name="T85">0002</text:span><text:span text:style-name="T86"/></text:p>
          </table:table-cell>
        </table:table-row>
      </table:table>
      <text:p text:style-name="P28"><text:span text:style-name="T88"/></text:p>
      <text:p text:style-name="P28"><text:span text:style-name="T88"/></text:p>
      <text:p text:style-name="P29"><text:span text:style-name="T89"/></text:p>
      <text:p text:style-name="P29"><text:span text:style-name="T89"/></text:p>
      <text:p text:style-name="P29"><text:span text:style-name="T90">Add</text:span><text:span text:style-name="T91"/></text:p>
      <text:p text:style-name="P30"><text:span text:style-name="T92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32"><text:span text:style-name="T95">PC</text:span><text:span text:style-name="T96"/></text:p>
          </table:table-cell>
          <table:table-cell table:style-name="TableCell040001">
            <text:p text:style-name="P32"><text:span text:style-name="T97">301</text:span><text:span text:style-name="T98"/></text:p>
          </table:table-cell>
        </table:table-row>
        <table:table-row table:style-name="TableRow0401">
          <table:table-cell table:style-name="TableCell040100">
            <text:p text:style-name="P35"><text:span text:style-name="T103">AC</text:span><text:span text:style-name="T104"/></text:p>
          </table:table-cell>
          <table:table-cell table:style-name="TableCell040101">
            <text:p text:style-name="P35"><text:span text:style-name="T105">0005</text:span><text:span text:style-name="T106"/></text:p>
          </table:table-cell>
        </table:table-row>
        <table:table-row table:style-name="TableRow0402">
          <table:table-cell table:style-name="TableCell040200">
            <text:p text:style-name="P38"><text:span text:style-name="T111">IR</text:span><text:span text:style-name="T112"/></text:p>
          </table:table-cell>
          <table:table-cell table:style-name="TableCell040201">
            <text:p text:style-name="P38"><text:span text:style-name="T113">5941</text:span><text:span text:style-name="T114"/></text:p>
          </table:table-cell>
        </table:table-row>
      </table:table>
      <text:p text:style-name="P40"><text:span text:style-name="T117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42"><text:span text:style-name="T120">Memory</text:span><text:span text:style-name="T121"/></text:p>
          </table:table-cell>
        </table:table-row>
      </table:table>
      <text:p text:style-name="P44"><text:span text:style-name="T123"/></text:p>
      <table:table table:style-name="Table06">
        <table:table-column table:style-name="TableColumn0600"/>
        <table:table-column table:style-name="TableColumn0601"/>
        <table:table-row table:style-name="TableRow0600">
          <table:table-cell table:style-name="TableCell060000">
            <text:p text:style-name="P46"><text:span text:style-name="T126">300</text:span><text:span text:style-name="T127"/></text:p>
          </table:table-cell>
          <table:table-cell table:style-name="TableCell060001">
            <text:p text:style-name="P46"><text:span text:style-name="T128">1<text:s text:c="4"/>940</text:span><text:span text:style-name="T129"/></text:p>
          </table:table-cell>
        </table:table-row>
        <table:table-row table:style-name="TableRow0601">
          <table:table-cell table:style-name="TableCell060100">
            <text:p text:style-name="P48"><text:span text:style-name="T134">301</text:span><text:span text:style-name="T135"/></text:p>
          </table:table-cell>
          <table:table-cell table:style-name="TableCell060101">
            <text:p text:style-name="P48"><text:span text:style-name="T136">5<text:s text:c="4"/>941</text:span><text:span text:style-name="T137"/></text:p>
          </table:table-cell>
        </table:table-row>
        <table:table-row table:style-name="TableRow0602">
          <table:table-cell table:style-name="TableCell060200">
            <text:p text:style-name="P50"><text:span text:style-name="T142">302</text:span><text:span text:style-name="T143"/></text:p>
          </table:table-cell>
          <table:table-cell table:style-name="TableCell060201">
            <text:p text:style-name="P50"><text:span text:style-name="T144">2<text:s text:c="4"/>941</text:span><text:span text:style-name="T145"/></text:p>
          </table:table-cell>
        </table:table-row>
        <table:table-row table:style-name="TableRow0603">
          <table:table-cell table:style-name="TableCell060300">
            <text:p text:style-name="P52"><text:span text:style-name="T150">940</text:span><text:span text:style-name="T151"/></text:p>
          </table:table-cell>
          <table:table-cell table:style-name="TableCell060301">
            <text:p text:style-name="P52"><text:span text:style-name="T152">0003</text:span><text:span text:style-name="T153"/></text:p>
          </table:table-cell>
        </table:table-row>
        <table:table-row table:style-name="TableRow0604">
          <table:table-cell table:style-name="TableCell060400">
            <text:p text:style-name="P54"><text:span text:style-name="T158">941</text:span><text:span text:style-name="T159"/></text:p>
          </table:table-cell>
          <table:table-cell table:style-name="TableCell060401">
            <text:p text:style-name="P54"><text:span text:style-name="T160">0002</text:span><text:span text:style-name="T161"/></text:p>
          </table:table-cell>
        </table:table-row>
      </table:table>
      <text:p text:style-name="P56"><text:span text:style-name="T164"/></text:p>
      <text:p text:style-name="P56"><text:span text:style-name="T164"/></text:p>
      <text:p text:style-name="P56"><text:span text:style-name="T164"/></text:p>
      <text:p text:style-name="P56"><text:span text:style-name="T164"/></text:p>
      <text:p text:style-name="P56"><text:span text:style-name="T164"/></text:p>
      <text:p text:style-name="P56"><text:span text:style-name="T164"/></text:p>
      <text:p text:style-name="P56"><text:span text:style-name="T164"/></text:p>
      <text:p text:style-name="P56"><text:span text:style-name="T165">Store</text:span><text:span text:style-name="T166"/></text:p>
      <table:table table:style-name="Table07">
        <table:table-column table:style-name="TableColumn0700"/>
        <table:table-column table:style-name="TableColumn0701"/>
        <table:table-column table:style-name="TableColumn0702"/>
        <table:table-column table:style-name="TableColumn0703"/>
        <table:table-row table:style-name="TableRow0700">
          <table:table-cell table:style-name="TableCell070000" table:number-columns-spanned="4">
            <text:p text:style-name="P58"><text:span text:style-name="T169">Memory</text:span><text:span text:style-name="T170"/></text:p>
          </table:table-cell>
          <table:covered-table-cell/>
          <table:covered-table-cell/>
          <table:covered-table-cell/>
        </table:table-row>
        <table:table-row table:style-name="TableRow0701">
          <table:table-cell table:style-name="TableCell070100">
            <text:p text:style-name="P61"><text:span text:style-name="T175">300</text:span><text:span text:style-name="T176"/></text:p>
          </table:table-cell>
          <table:table-cell table:style-name="TableCell070101" table:number-columns-spanned="3">
            <text:p text:style-name="P61"><text:span text:style-name="T177">1940</text:span><text:span text:style-name="T178"/></text:p>
          </table:table-cell>
          <table:covered-table-cell/>
          <table:covered-table-cell/>
        </table:table-row>
        <table:table-row table:style-name="TableRow0702">
          <table:table-cell table:style-name="TableCell070200">
            <text:p text:style-name="P64"><text:span text:style-name="T183">301</text:span><text:span text:style-name="T184"/></text:p>
          </table:table-cell>
          <table:table-cell table:style-name="TableCell070201" table:number-columns-spanned="3">
            <text:p text:style-name="P64"><text:span text:style-name="T185">5941</text:span><text:span text:style-name="T186"/></text:p>
          </table:table-cell>
          <table:covered-table-cell/>
          <table:covered-table-cell/>
        </table:table-row>
        <table:table-row table:style-name="TableRow0703">
          <table:table-cell table:style-name="TableCell070300">
            <text:p text:style-name="P67"><text:span text:style-name="T191">302</text:span><text:span text:style-name="T192"/></text:p>
          </table:table-cell>
          <table:table-cell table:style-name="TableCell070301" table:number-columns-spanned="3">
            <text:p text:style-name="P67"><text:span text:style-name="T193">2941</text:span><text:span text:style-name="T194"/></text:p>
          </table:table-cell>
          <table:covered-table-cell/>
          <table:covered-table-cell/>
        </table:table-row>
        <table:table-row table:style-name="TableRow0704">
          <table:table-cell table:style-name="TableCell070400">
            <text:p text:style-name="P70"><text:span text:style-name="T199">940</text:span><text:span text:style-name="T200"/></text:p>
            <text:p text:style-name="P70"><text:span text:style-name="T201">941</text:span><text:span text:style-name="T202"/></text:p>
          </table:table-cell>
          <table:table-cell table:style-name="TableCell070401" table:number-columns-spanned="3">
            <text:p text:style-name="P70"><text:span text:style-name="T203">0003</text:span><text:span text:style-name="T204"/></text:p>
            <text:p text:style-name="P70"><text:span text:style-name="T205">0005</text:span><text:span text:style-name="T206"/></text:p>
          </table:table-cell>
          <table:covered-table-cell/>
          <table:covered-table-cell/>
        </table:table-row>
        <table:table-row table:style-name="TableRow0705">
          <table:table-cell table:style-name="TableCell070500" table:number-columns-spanned="2">
            <text:p text:style-name="P73"><text:span text:style-name="T211">PC</text:span><text:span text:style-name="T212"/></text:p>
          </table:table-cell>
          <table:covered-table-cell/>
          <table:table-cell table:style-name="TableCell070502">
            <text:p text:style-name="P73"><text:span text:style-name="T213">302</text:span><text:span text:style-name="T214"/></text:p>
          </table:table-cell>
        </table:table-row>
        <table:table-row table:style-name="TableRow0706">
          <table:table-cell table:style-name="TableCell070600" table:number-columns-spanned="2">
            <text:p text:style-name="P76"><text:span text:style-name="T219">AC</text:span><text:span text:style-name="T220"/></text:p>
          </table:table-cell>
          <table:covered-table-cell/>
          <table:table-cell table:style-name="TableCell070602">
            <text:p text:style-name="P76"><text:span text:style-name="T221">0005</text:span><text:span text:style-name="T222"/></text:p>
          </table:table-cell>
        </table:table-row>
        <table:table-row table:style-name="TableRow0707">
          <table:table-cell table:style-name="TableCell070700" table:number-columns-spanned="2">
            <text:p text:style-name="P79"><text:span text:style-name="T227">IR</text:span><text:span text:style-name="T228"/></text:p>
          </table:table-cell>
          <table:covered-table-cell/>
          <table:table-cell table:style-name="TableCell070702">
            <text:p text:style-name="P79"><text:span text:style-name="T229">2941</text:span><text:span text:style-name="T230"/></text:p>
          </table:table-cell>
        </table:table-row>
      </table:table>
      <text:p text:style-name="P81"><text:span text:style-name="T233"/></text:p>
      <text:p text:style-name="P81"><text:span text:style-name="T233"/></text:p>
      <text:p text:style-name="P81"><text:span text:style-name="T234"/></text:p>
      <text:p text:style-name="P81"><text:span text:style-name="T235"/></text:p>
      <text:p text:style-name="P81"><text:span text:style-name="T235"/></text:p>
      <text:p text:style-name="P81"><text:span text:style-name="T235"/></text:p>
      <text:p text:style-name="P81"><text:span text:style-name="T235"/></text:p>
      <text:p text:style-name="P81"><text:span text:style-name="T235"/></text:p>
      <text:p text:style-name="P81"><text:span text:style-name="T236">_____________________________________________________________________________________</text:span><text:span text:style-name="T237"/></text:p>
      <text:p text:style-name="P81"><text:span text:style-name="T238"/></text:p>
      <text:p text:style-name="P81"><text:span text:style-name="T239">2</text:span><text:span text:style-name="T240">:</text:span><text:span text:style-name="T241"/></text:p>
      <text:p text:style-name="P82"><text:span text:style-name="T242">Load</text:span><text:span text:style-name="T243"/></text:p>
      <table:table table:style-name="Table08">
        <table:table-column table:style-name="TableColumn0800"/>
        <table:table-column table:style-name="TableColumn0801"/>
        <table:table-column table:style-name="TableColumn0802"/>
        <table:table-column table:style-name="TableColumn0803"/>
        <table:table-row table:style-name="TableRow0800">
          <table:table-cell table:style-name="TableCell080000" table:number-columns-spanned="4">
            <text:p text:style-name="P84"><text:span text:style-name="T246">Memory</text:span><text:span text:style-name="T247"/></text:p>
          </table:table-cell>
          <table:covered-table-cell/>
          <table:covered-table-cell/>
          <table:covered-table-cell/>
        </table:table-row>
        <table:table-row table:style-name="TableRow0801">
          <table:table-cell table:style-name="TableCell080100">
            <text:p text:style-name="P87"><text:span text:style-name="T252">300</text:span><text:span text:style-name="T253"/></text:p>
          </table:table-cell>
          <table:table-cell table:style-name="TableCell080101" table:number-columns-spanned="3">
            <text:p text:style-name="P87"><text:span text:style-name="T254">550</text:span><text:span text:style-name="T255"/></text:p>
          </table:table-cell>
          <table:covered-table-cell/>
          <table:covered-table-cell/>
        </table:table-row>
        <table:table-row table:style-name="TableRow0802">
          <table:table-cell table:style-name="TableCell080200">
            <text:p text:style-name="P90"><text:span text:style-name="T260">301</text:span><text:span text:style-name="T261"/></text:p>
          </table:table-cell>
          <table:table-cell table:style-name="TableCell080201" table:number-columns-spanned="3">
            <text:p text:style-name="P90"><text:span text:style-name="T262">551</text:span><text:span text:style-name="T263"/></text:p>
          </table:table-cell>
          <table:covered-table-cell/>
          <table:covered-table-cell/>
        </table:table-row>
        <table:table-row table:style-name="TableRow0803">
          <table:table-cell table:style-name="TableCell080300">
            <text:p text:style-name="P93"><text:span text:style-name="T268">302</text:span><text:span text:style-name="T269"/></text:p>
          </table:table-cell>
          <table:table-cell table:style-name="TableCell080301" table:number-columns-spanned="3">
            <text:p text:style-name="P93"><text:span text:style-name="T270">600</text:span><text:span text:style-name="T271"/></text:p>
          </table:table-cell>
          <table:covered-table-cell/>
          <table:covered-table-cell/>
        </table:table-row>
        <table:table-row table:style-name="TableRow0804">
          <table:table-cell table:style-name="TableCell080400">
            <text:p text:style-name="P96"><text:span text:style-name="T276">550</text:span><text:span text:style-name="T277"/></text:p>
            <text:p text:style-name="P96"><text:span text:style-name="T278">551</text:span><text:span text:style-name="T279"/></text:p>
          </table:table-cell>
          <table:table-cell table:style-name="TableCell080401" table:number-columns-spanned="3">
            <text:p text:style-name="P96"><text:span text:style-name="T280">0003</text:span><text:span text:style-name="T281"/></text:p>
            <text:p text:style-name="P96"><text:span text:style-name="T282">0004</text:span><text:span text:style-name="T283"/></text:p>
          </table:table-cell>
          <table:covered-table-cell/>
          <table:covered-table-cell/>
        </table:table-row>
        <table:table-row table:style-name="TableRow0805">
          <table:table-cell table:style-name="TableCell080500" table:number-columns-spanned="2">
            <text:p text:style-name="P99"><text:span text:style-name="T288">PC</text:span><text:span text:style-name="T289"/></text:p>
          </table:table-cell>
          <table:covered-table-cell/>
          <table:table-cell table:style-name="TableCell080502">
            <text:p text:style-name="P99"><text:span text:style-name="T290">300</text:span><text:span text:style-name="T291"/></text:p>
          </table:table-cell>
        </table:table-row>
        <table:table-row table:style-name="TableRow0806">
          <table:table-cell table:style-name="TableCell080600" table:number-columns-spanned="2">
            <text:p text:style-name="P102"><text:span text:style-name="T296">AC</text:span><text:span text:style-name="T297"/></text:p>
          </table:table-cell>
          <table:covered-table-cell/>
          <table:table-cell table:style-name="TableCell080602">
            <text:p text:style-name="P102"><text:span text:style-name="T298">0003</text:span><text:span text:style-name="T299"/></text:p>
          </table:table-cell>
        </table:table-row>
        <table:table-row table:style-name="TableRow0807">
          <table:table-cell table:style-name="TableCell080700" table:number-columns-spanned="2">
            <text:p text:style-name="P105"><text:span text:style-name="T304">IR</text:span><text:span text:style-name="T305"/></text:p>
          </table:table-cell>
          <table:covered-table-cell/>
          <table:table-cell table:style-name="TableCell080702">
            <text:p text:style-name="P105"><text:span text:style-name="T306">550</text:span><text:span text:style-name="T307"/></text:p>
          </table:table-cell>
        </table:table-row>
      </table:table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7"><text:span text:style-name="T309"/></text:p>
      <text:p text:style-name="P108"><text:span text:style-name="T310">Add</text:span><text:span text:style-name="T311"/></text:p>
      <table:table table:style-name="Table09">
        <table:table-column table:style-name="TableColumn0900"/>
        <table:table-column table:style-name="TableColumn0901"/>
        <table:table-column table:style-name="TableColumn0902"/>
        <table:table-column table:style-name="TableColumn0903"/>
        <table:table-row table:style-name="TableRow0900">
          <table:table-cell table:style-name="TableCell090000" table:number-columns-spanned="4">
            <text:p text:style-name="P110"><text:span text:style-name="T314">Memory</text:span><text:span text:style-name="T315"/></text:p>
          </table:table-cell>
          <table:covered-table-cell/>
          <table:covered-table-cell/>
          <table:covered-table-cell/>
        </table:table-row>
        <table:table-row table:style-name="TableRow0901">
          <table:table-cell table:style-name="TableCell090100">
            <text:p text:style-name="P113"><text:span text:style-name="T320">300</text:span><text:span text:style-name="T321"/></text:p>
          </table:table-cell>
          <table:table-cell table:style-name="TableCell090101" table:number-columns-spanned="3">
            <text:p text:style-name="P113"><text:span text:style-name="T322">550</text:span><text:span text:style-name="T323"/></text:p>
          </table:table-cell>
          <table:covered-table-cell/>
          <table:covered-table-cell/>
        </table:table-row>
        <table:table-row table:style-name="TableRow0902">
          <table:table-cell table:style-name="TableCell090200">
            <text:p text:style-name="P116"><text:span text:style-name="T328">301</text:span><text:span text:style-name="T329"/></text:p>
          </table:table-cell>
          <table:table-cell table:style-name="TableCell090201" table:number-columns-spanned="3">
            <text:p text:style-name="P116"><text:span text:style-name="T330">551</text:span><text:span text:style-name="T331"/></text:p>
          </table:table-cell>
          <table:covered-table-cell/>
          <table:covered-table-cell/>
        </table:table-row>
        <table:table-row table:style-name="TableRow0903">
          <table:table-cell table:style-name="TableCell090300">
            <text:p text:style-name="P119"><text:span text:style-name="T336">302</text:span><text:span text:style-name="T337"/></text:p>
          </table:table-cell>
          <table:table-cell table:style-name="TableCell090301" table:number-columns-spanned="3">
            <text:p text:style-name="P119"><text:span text:style-name="T338">600</text:span><text:span text:style-name="T339"/></text:p>
          </table:table-cell>
          <table:covered-table-cell/>
          <table:covered-table-cell/>
        </table:table-row>
        <table:table-row table:style-name="TableRow0904">
          <table:table-cell table:style-name="TableCell090400">
            <text:p text:style-name="P122"><text:span text:style-name="T344">550</text:span><text:span text:style-name="T345"/></text:p>
            <text:p text:style-name="P122"><text:span text:style-name="T346">551</text:span><text:span text:style-name="T347"/></text:p>
          </table:table-cell>
          <table:table-cell table:style-name="TableCell090401" table:number-columns-spanned="3">
            <text:p text:style-name="P122"><text:span text:style-name="T348">0003</text:span><text:span text:style-name="T349"/></text:p>
            <text:p text:style-name="P122"><text:span text:style-name="T350">0004</text:span><text:span text:style-name="T351"/></text:p>
          </table:table-cell>
          <table:covered-table-cell/>
          <table:covered-table-cell/>
        </table:table-row>
        <table:table-row table:style-name="TableRow0905">
          <table:table-cell table:style-name="TableCell090500" table:number-columns-spanned="2">
            <text:p text:style-name="P125"><text:span text:style-name="T356">PC</text:span><text:span text:style-name="T357"/></text:p>
          </table:table-cell>
          <table:covered-table-cell/>
          <table:table-cell table:style-name="TableCell090502">
            <text:p text:style-name="P125"><text:span text:style-name="T358">301</text:span><text:span text:style-name="T359"/></text:p>
          </table:table-cell>
        </table:table-row>
        <table:table-row table:style-name="TableRow0906">
          <table:table-cell table:style-name="TableCell090600" table:number-columns-spanned="2">
            <text:p text:style-name="P128"><text:span text:style-name="T364">AC</text:span><text:span text:style-name="T365"/></text:p>
          </table:table-cell>
          <table:covered-table-cell/>
          <table:table-cell table:style-name="TableCell090602">
            <text:p text:style-name="P128"><text:span text:style-name="T366">0007</text:span><text:span text:style-name="T367"/></text:p>
          </table:table-cell>
        </table:table-row>
        <table:table-row table:style-name="TableRow0907">
          <table:table-cell table:style-name="TableCell090700" table:number-columns-spanned="2">
            <text:p text:style-name="P131"><text:span text:style-name="T372">IR</text:span><text:span text:style-name="T373"/></text:p>
          </table:table-cell>
          <table:covered-table-cell/>
          <table:table-cell table:style-name="TableCell090702">
            <text:p text:style-name="P131"><text:span text:style-name="T374">551</text:span><text:span text:style-name="T375"/></text:p>
          </table:table-cell>
        </table:table-row>
      </table:table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3"><text:span text:style-name="T377"/></text:p>
      <text:p text:style-name="P134"><text:span text:style-name="T378">Store</text:span><text:span text:style-name="T379"/></text:p>
      <table:table table:style-name="Table10">
        <table:table-column table:style-name="TableColumn1000"/>
        <table:table-column table:style-name="TableColumn1001"/>
        <table:table-column table:style-name="TableColumn1002"/>
        <table:table-column table:style-name="TableColumn1003"/>
        <table:table-row table:style-name="TableRow1000">
          <table:table-cell table:style-name="TableCell100000" table:number-columns-spanned="4">
            <text:p text:style-name="P136"><text:span text:style-name="T382">Memory</text:span><text:span text:style-name="T383"/></text:p>
          </table:table-cell>
          <table:covered-table-cell/>
          <table:covered-table-cell/>
          <table:covered-table-cell/>
        </table:table-row>
        <table:table-row table:style-name="TableRow1001">
          <table:table-cell table:style-name="TableCell100100">
            <text:p text:style-name="P139"><text:span text:style-name="T388">300</text:span><text:span text:style-name="T389"/></text:p>
          </table:table-cell>
          <table:table-cell table:style-name="TableCell100101" table:number-columns-spanned="3">
            <text:p text:style-name="P139"><text:span text:style-name="T390">550</text:span><text:span text:style-name="T391"/></text:p>
          </table:table-cell>
          <table:covered-table-cell/>
          <table:covered-table-cell/>
        </table:table-row>
        <table:table-row table:style-name="TableRow1002">
          <table:table-cell table:style-name="TableCell100200">
            <text:p text:style-name="P142"><text:span text:style-name="T396">301</text:span><text:span text:style-name="T397"/></text:p>
          </table:table-cell>
          <table:table-cell table:style-name="TableCell100201" table:number-columns-spanned="3">
            <text:p text:style-name="P142"><text:span text:style-name="T398">551</text:span><text:span text:style-name="T399"/></text:p>
          </table:table-cell>
          <table:covered-table-cell/>
          <table:covered-table-cell/>
        </table:table-row>
        <table:table-row table:style-name="TableRow1003">
          <table:table-cell table:style-name="TableCell100300">
            <text:p text:style-name="P145"><text:span text:style-name="T404">302</text:span><text:span text:style-name="T405"/></text:p>
          </table:table-cell>
          <table:table-cell table:style-name="TableCell100301" table:number-columns-spanned="3">
            <text:p text:style-name="P145"><text:span text:style-name="T406">600</text:span><text:span text:style-name="T407"/></text:p>
          </table:table-cell>
          <table:covered-table-cell/>
          <table:covered-table-cell/>
        </table:table-row>
        <table:table-row table:style-name="TableRow1004">
          <table:table-cell table:style-name="TableCell100400">
            <text:p text:style-name="P148"><text:span text:style-name="T412">550</text:span><text:span text:style-name="T413"/></text:p>
            <text:p text:style-name="P148"><text:span text:style-name="T414">551</text:span><text:span text:style-name="T415"/></text:p>
          </table:table-cell>
          <table:table-cell table:style-name="TableCell100401" table:number-columns-spanned="3">
            <text:p text:style-name="P148"><text:span text:style-name="T416">0003</text:span><text:span text:style-name="T417"/></text:p>
            <text:p text:style-name="P148"><text:span text:style-name="T418">0004</text:span><text:span text:style-name="T419"/></text:p>
          </table:table-cell>
          <table:covered-table-cell/>
          <table:covered-table-cell/>
        </table:table-row>
        <table:table-row table:style-name="TableRow1005">
          <table:table-cell table:style-name="TableCell100500" table:number-columns-spanned="2">
            <text:p text:style-name="P151"><text:span text:style-name="T424">PC</text:span><text:span text:style-name="T425"/></text:p>
          </table:table-cell>
          <table:covered-table-cell/>
          <table:table-cell table:style-name="TableCell100502">
            <text:p text:style-name="P151"><text:span text:style-name="T426">302</text:span><text:span text:style-name="T427"/></text:p>
          </table:table-cell>
        </table:table-row>
        <table:table-row table:style-name="TableRow1006">
          <table:table-cell table:style-name="TableCell100600" table:number-columns-spanned="2">
            <text:p text:style-name="P154"><text:span text:style-name="T432">AC</text:span><text:span text:style-name="T433"/></text:p>
          </table:table-cell>
          <table:covered-table-cell/>
          <table:table-cell table:style-name="TableCell100602">
            <text:p text:style-name="P154"><text:span text:style-name="T434">0007</text:span><text:span text:style-name="T435"/></text:p>
          </table:table-cell>
        </table:table-row>
        <table:table-row table:style-name="TableRow1007">
          <table:table-cell table:style-name="TableCell100700" table:number-columns-spanned="2">
            <text:p text:style-name="P157"><text:span text:style-name="T440">IR</text:span><text:span text:style-name="T441"/></text:p>
          </table:table-cell>
          <table:covered-table-cell/>
          <table:table-cell table:style-name="TableCell100702">
            <text:p text:style-name="P157"><text:span text:style-name="T442">600</text:span><text:span text:style-name="T443"/></text:p>
          </table:table-cell>
        </table:table-row>
      </table:table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ext:p text:style-name="P159"><text:span text:style-name="T445"/></text:p>
      <table:table table:style-name="Table11">
        <table:table-column table:style-name="TableColumn1100"/>
        <table:table-column table:style-name="TableColumn1101"/>
        <table:table-column table:style-name="TableColumn1102"/>
        <table:table-column table:style-name="TableColumn1103"/>
        <table:table-row table:style-name="TableRow1100">
          <table:table-cell table:style-name="TableCell110000" table:number-columns-spanned="4">
            <text:p text:style-name="P161"><text:span text:style-name="T448">Memory</text:span><text:span text:style-name="T449"/></text:p>
          </table:table-cell>
          <table:covered-table-cell/>
          <table:covered-table-cell/>
          <table:covered-table-cell/>
        </table:table-row>
        <table:table-row table:style-name="TableRow1101">
          <table:table-cell table:style-name="TableCell110100">
            <text:p text:style-name="P164"><text:span text:style-name="T454">300</text:span><text:span text:style-name="T455"/></text:p>
          </table:table-cell>
          <table:table-cell table:style-name="TableCell110101" table:number-columns-spanned="3">
            <text:p text:style-name="P164"><text:span text:style-name="T456">550</text:span><text:span text:style-name="T457"/></text:p>
          </table:table-cell>
          <table:covered-table-cell/>
          <table:covered-table-cell/>
        </table:table-row>
        <table:table-row table:style-name="TableRow1102">
          <table:table-cell table:style-name="TableCell110200">
            <text:p text:style-name="P167"><text:span text:style-name="T462">301</text:span><text:span text:style-name="T463"/></text:p>
          </table:table-cell>
          <table:table-cell table:style-name="TableCell110201" table:number-columns-spanned="3">
            <text:p text:style-name="P167"><text:span text:style-name="T464">551</text:span><text:span text:style-name="T465"/></text:p>
          </table:table-cell>
          <table:covered-table-cell/>
          <table:covered-table-cell/>
        </table:table-row>
        <table:table-row table:style-name="TableRow1103">
          <table:table-cell table:style-name="TableCell110300">
            <text:p text:style-name="P170"><text:span text:style-name="T470">302</text:span><text:span text:style-name="T471"/></text:p>
          </table:table-cell>
          <table:table-cell table:style-name="TableCell110301" table:number-columns-spanned="3">
            <text:p text:style-name="P170"><text:span text:style-name="T472">600</text:span><text:span text:style-name="T473"/></text:p>
          </table:table-cell>
          <table:covered-table-cell/>
          <table:covered-table-cell/>
        </table:table-row>
        <table:table-row table:style-name="TableRow1104">
          <table:table-cell table:style-name="TableCell110400">
            <text:p text:style-name="P173"><text:span text:style-name="T478">550</text:span><text:span text:style-name="T479"/></text:p>
            <text:p text:style-name="P173"><text:span text:style-name="T480">551</text:span><text:span text:style-name="T481"/></text:p>
          </table:table-cell>
          <table:table-cell table:style-name="TableCell110401" table:number-columns-spanned="3">
            <text:p text:style-name="P173"><text:span text:style-name="T482">0003</text:span><text:span text:style-name="T483"/></text:p>
            <text:p text:style-name="P173"><text:span text:style-name="T484">0007</text:span><text:span text:style-name="T485"/></text:p>
          </table:table-cell>
          <table:covered-table-cell/>
          <table:covered-table-cell/>
        </table:table-row>
        <table:table-row table:style-name="TableRow1105">
          <table:table-cell table:style-name="TableCell110500" table:number-columns-spanned="2">
            <text:p text:style-name="P176"><text:span text:style-name="T490">PC</text:span><text:span text:style-name="T491"/></text:p>
          </table:table-cell>
          <table:covered-table-cell/>
          <table:table-cell table:style-name="TableCell110502">
            <text:p text:style-name="P176"><text:span text:style-name="T492">303</text:span><text:span text:style-name="T493"/></text:p>
          </table:table-cell>
        </table:table-row>
        <table:table-row table:style-name="TableRow1106">
          <table:table-cell table:style-name="TableCell110600" table:number-columns-spanned="2">
            <text:p text:style-name="P179"><text:span text:style-name="T498">AC</text:span><text:span text:style-name="T499"/></text:p>
          </table:table-cell>
          <table:covered-table-cell/>
          <table:table-cell table:style-name="TableCell110602">
            <text:p text:style-name="P179"><text:span text:style-name="T500">0007</text:span><text:span text:style-name="T501"/></text:p>
          </table:table-cell>
        </table:table-row>
        <table:table-row table:style-name="TableRow1107">
          <table:table-cell table:style-name="TableCell110700" table:number-columns-spanned="2">
            <text:p text:style-name="P182"><text:span text:style-name="T506">IR</text:span><text:span text:style-name="T507"/></text:p>
          </table:table-cell>
          <table:covered-table-cell/>
          <table:table-cell table:style-name="TableCell110702">
            <text:p text:style-name="P182"><text:span text:style-name="T508">600</text:span><text:span text:style-name="T509"/></text:p>
          </table:table-cell>
        </table:table-row>
      </table:table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4"><text:span text:style-name="T511"/></text:p>
      <text:p text:style-name="P185"><text:span text:style-name="T511"/></text:p>
      <text:p text:style-name="P186"><text:span text:style-name="T511"/></text:p>
      <text:p text:style-name="P186"><text:span text:style-name="T511"/></text:p>
      <text:p text:style-name="P186"><text:span text:style-name="T511"/></text:p>
      <text:p text:style-name="P186"><text:span text:style-name="T511"/></text:p>
      <table:table table:style-name="Table12">
        <table:table-column table:style-name="TableColumn1200"/>
        <table:table-column table:style-name="TableColumn1201"/>
        <table:table-column table:style-name="TableColumn1202"/>
        <table:table-column table:style-name="TableColumn1203"/>
        <table:table-row table:style-name="TableRow1200">
          <table:table-cell table:style-name="TableCell120000" table:number-columns-spanned="4">
            <text:p text:style-name="P188"><text:span text:style-name="T514">Memory</text:span><text:span text:style-name="T515"/></text:p>
          </table:table-cell>
          <table:covered-table-cell/>
          <table:covered-table-cell/>
          <table:covered-table-cell/>
        </table:table-row>
        <table:table-row table:style-name="TableRow1201">
          <table:table-cell table:style-name="TableCell120100">
            <text:p text:style-name="P191"><text:span text:style-name="T520">300</text:span><text:span text:style-name="T521"/></text:p>
          </table:table-cell>
          <table:table-cell table:style-name="TableCell120101" table:number-columns-spanned="3">
            <text:p text:style-name="P191"><text:span text:style-name="T522">3005</text:span><text:span text:style-name="T523"/></text:p>
          </table:table-cell>
          <table:covered-table-cell/>
          <table:covered-table-cell/>
        </table:table-row>
        <table:table-row table:style-name="TableRow1202">
          <table:table-cell table:style-name="TableCell120200">
            <text:p text:style-name="P194"><text:span text:style-name="T528">301</text:span><text:span text:style-name="T529"/></text:p>
          </table:table-cell>
          <table:table-cell table:style-name="TableCell120201" table:number-columns-spanned="3">
            <text:p text:style-name="P194"><text:span text:style-name="T530">5940</text:span><text:span text:style-name="T531"/></text:p>
          </table:table-cell>
          <table:covered-table-cell/>
          <table:covered-table-cell/>
        </table:table-row>
        <table:table-row table:style-name="TableRow1203">
          <table:table-cell table:style-name="TableCell120300">
            <text:p text:style-name="P197"><text:span text:style-name="T536">302</text:span><text:span text:style-name="T537"/></text:p>
          </table:table-cell>
          <table:table-cell table:style-name="TableCell120301" table:number-columns-spanned="3">
            <text:p text:style-name="P197"><text:span text:style-name="T538">7006</text:span><text:span text:style-name="T539"/></text:p>
          </table:table-cell>
          <table:covered-table-cell/>
          <table:covered-table-cell/>
        </table:table-row>
        <table:table-row table:style-name="TableRow1204">
          <table:table-cell table:style-name="TableCell120400">
            <text:p text:style-name="P200"><text:span text:style-name="T544">940</text:span><text:span text:style-name="T545"/></text:p>
            <text:p text:style-name="P200"><text:span text:style-name="T546"/></text:p>
          </table:table-cell>
          <table:table-cell table:style-name="TableCell120401" table:number-columns-spanned="3">
            <text:p text:style-name="P200"><text:span text:style-name="T547">0002</text:span><text:span text:style-name="T548"/></text:p>
          </table:table-cell>
          <table:covered-table-cell/>
          <table:covered-table-cell/>
        </table:table-row>
        <table:table-row table:style-name="TableRow1205">
          <table:table-cell table:style-name="TableCell120500" table:number-columns-spanned="2">
            <text:p text:style-name="P203"><text:span text:style-name="T553">PC</text:span><text:span text:style-name="T554"/></text:p>
          </table:table-cell>
          <table:covered-table-cell/>
          <table:table-cell table:style-name="TableCell120502">
            <text:p text:style-name="P203"><text:span text:style-name="T555">300</text:span><text:span text:style-name="T556"/></text:p>
          </table:table-cell>
        </table:table-row>
        <table:table-row table:style-name="TableRow1206">
          <table:table-cell table:style-name="TableCell120600" table:number-columns-spanned="2">
            <text:p text:style-name="P206"><text:span text:style-name="T561">AC</text:span><text:span text:style-name="T562"/></text:p>
          </table:table-cell>
          <table:covered-table-cell/>
          <table:table-cell table:style-name="TableCell120602">
            <text:p text:style-name="P206"><text:span text:style-name="T563">0003</text:span><text:span text:style-name="T564"/></text:p>
          </table:table-cell>
        </table:table-row>
        <table:table-row table:style-name="TableRow1207">
          <table:table-cell table:style-name="TableCell120700" table:number-columns-spanned="2">
            <text:p text:style-name="P209"><text:span text:style-name="T569">IR</text:span><text:span text:style-name="T570"/></text:p>
          </table:table-cell>
          <table:covered-table-cell/>
          <table:table-cell table:style-name="TableCell120702">
            <text:p text:style-name="P209"><text:span text:style-name="T571">3005</text:span><text:span text:style-name="T572"/></text:p>
          </table:table-cell>
        </table:table-row>
      </table:table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ext:p text:style-name="P211"><text:span text:style-name="T574"/></text:p>
      <table:table table:style-name="Table13">
        <table:table-column table:style-name="TableColumn1300"/>
        <table:table-column table:style-name="TableColumn1301"/>
        <table:table-column table:style-name="TableColumn1302"/>
        <table:table-column table:style-name="TableColumn1303"/>
        <table:table-row table:style-name="TableRow1300">
          <table:table-cell table:style-name="TableCell130000" table:number-columns-spanned="4">
            <text:p text:style-name="P213"><text:span text:style-name="T577">Memory</text:span><text:span text:style-name="T578"/></text:p>
          </table:table-cell>
          <table:covered-table-cell/>
          <table:covered-table-cell/>
          <table:covered-table-cell/>
        </table:table-row>
        <table:table-row table:style-name="TableRow1301">
          <table:table-cell table:style-name="TableCell130100">
            <text:p text:style-name="P216"><text:span text:style-name="T583">300</text:span><text:span text:style-name="T584"/></text:p>
          </table:table-cell>
          <table:table-cell table:style-name="TableCell130101" table:number-columns-spanned="3">
            <text:p text:style-name="P216"><text:span text:style-name="T585">3005</text:span><text:span text:style-name="T586"/></text:p>
          </table:table-cell>
          <table:covered-table-cell/>
          <table:covered-table-cell/>
        </table:table-row>
        <table:table-row table:style-name="TableRow1302">
          <table:table-cell table:style-name="TableCell130200">
            <text:p text:style-name="P219"><text:span text:style-name="T591">301</text:span><text:span text:style-name="T592"/></text:p>
          </table:table-cell>
          <table:table-cell table:style-name="TableCell130201" table:number-columns-spanned="3">
            <text:p text:style-name="P219"><text:span text:style-name="T593">5940</text:span><text:span text:style-name="T594"/></text:p>
          </table:table-cell>
          <table:covered-table-cell/>
          <table:covered-table-cell/>
        </table:table-row>
        <table:table-row table:style-name="TableRow1303">
          <table:table-cell table:style-name="TableCell130300">
            <text:p text:style-name="P222"><text:span text:style-name="T599">302</text:span><text:span text:style-name="T600"/></text:p>
          </table:table-cell>
          <table:table-cell table:style-name="TableCell130301" table:number-columns-spanned="3">
            <text:p text:style-name="P222"><text:span text:style-name="T601">7006</text:span><text:span text:style-name="T602"/></text:p>
          </table:table-cell>
          <table:covered-table-cell/>
          <table:covered-table-cell/>
        </table:table-row>
        <table:table-row table:style-name="TableRow1304">
          <table:table-cell table:style-name="TableCell130400">
            <text:p text:style-name="P225"><text:span text:style-name="T607">940</text:span><text:span text:style-name="T608"/></text:p>
            <text:p text:style-name="P225"><text:span text:style-name="T609"/></text:p>
          </table:table-cell>
          <table:table-cell table:style-name="TableCell130401" table:number-columns-spanned="3">
            <text:p text:style-name="P225"><text:span text:style-name="T610">0002</text:span><text:span text:style-name="T611"/></text:p>
          </table:table-cell>
          <table:covered-table-cell/>
          <table:covered-table-cell/>
        </table:table-row>
        <table:table-row table:style-name="TableRow1305">
          <table:table-cell table:style-name="TableCell130500" table:number-columns-spanned="2">
            <text:p text:style-name="P228"><text:span text:style-name="T616">PC</text:span><text:span text:style-name="T617"/></text:p>
          </table:table-cell>
          <table:covered-table-cell/>
          <table:table-cell table:style-name="TableCell130502">
            <text:p text:style-name="P228"><text:span text:style-name="T618">301</text:span><text:span text:style-name="T619"/></text:p>
          </table:table-cell>
        </table:table-row>
        <table:table-row table:style-name="TableRow1306">
          <table:table-cell table:style-name="TableCell130600" table:number-columns-spanned="2">
            <text:p text:style-name="P231"><text:span text:style-name="T624">AC</text:span><text:span text:style-name="T625"/></text:p>
          </table:table-cell>
          <table:covered-table-cell/>
          <table:table-cell table:style-name="TableCell130602">
            <text:p text:style-name="P231"><text:span text:style-name="T626">0005</text:span><text:span text:style-name="T627"/></text:p>
          </table:table-cell>
        </table:table-row>
        <table:table-row table:style-name="TableRow1307">
          <table:table-cell table:style-name="TableCell130700" table:number-columns-spanned="2">
            <text:p text:style-name="P234"><text:span text:style-name="T632">IR</text:span><text:span text:style-name="T633"/></text:p>
          </table:table-cell>
          <table:covered-table-cell/>
          <table:table-cell table:style-name="TableCell130702">
            <text:p text:style-name="P234"><text:span text:style-name="T634">5940</text:span><text:span text:style-name="T635"/></text:p>
          </table:table-cell>
        </table:table-row>
      </table:table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ext:p text:style-name="P236"><text:span text:style-name="T637"/></text:p>
      <table:table table:style-name="Table14">
        <table:table-column table:style-name="TableColumn1400"/>
        <table:table-column table:style-name="TableColumn1401"/>
        <table:table-column table:style-name="TableColumn1402"/>
        <table:table-column table:style-name="TableColumn1403"/>
        <table:table-row table:style-name="TableRow1400">
          <table:table-cell table:style-name="TableCell140000" table:number-columns-spanned="4">
            <text:p text:style-name="P238"><text:span text:style-name="T640">Memory</text:span><text:span text:style-name="T641"/></text:p>
          </table:table-cell>
          <table:covered-table-cell/>
          <table:covered-table-cell/>
          <table:covered-table-cell/>
        </table:table-row>
        <table:table-row table:style-name="TableRow1401">
          <table:table-cell table:style-name="TableCell140100">
            <text:p text:style-name="P241"><text:span text:style-name="T646">300</text:span><text:span text:style-name="T647"/></text:p>
          </table:table-cell>
          <table:table-cell table:style-name="TableCell140101" table:number-columns-spanned="3">
            <text:p text:style-name="P241"><text:span text:style-name="T648">3005</text:span><text:span text:style-name="T649"/></text:p>
          </table:table-cell>
          <table:covered-table-cell/>
          <table:covered-table-cell/>
        </table:table-row>
        <table:table-row table:style-name="TableRow1402">
          <table:table-cell table:style-name="TableCell140200">
            <text:p text:style-name="P244"><text:span text:style-name="T654">301</text:span><text:span text:style-name="T655"/></text:p>
          </table:table-cell>
          <table:table-cell table:style-name="TableCell140201" table:number-columns-spanned="3">
            <text:p text:style-name="P244"><text:span text:style-name="T656">5940</text:span><text:span text:style-name="T657"/></text:p>
          </table:table-cell>
          <table:covered-table-cell/>
          <table:covered-table-cell/>
        </table:table-row>
        <table:table-row table:style-name="TableRow1403">
          <table:table-cell table:style-name="TableCell140300">
            <text:p text:style-name="P247"><text:span text:style-name="T662">302</text:span><text:span text:style-name="T663"/></text:p>
          </table:table-cell>
          <table:table-cell table:style-name="TableCell140301" table:number-columns-spanned="3">
            <text:p text:style-name="P247"><text:span text:style-name="T664">7006</text:span><text:span text:style-name="T665"/></text:p>
          </table:table-cell>
          <table:covered-table-cell/>
          <table:covered-table-cell/>
        </table:table-row>
        <table:table-row table:style-name="TableRow1404">
          <table:table-cell table:style-name="TableCell140400">
            <text:p text:style-name="P250"><text:span text:style-name="T670">940</text:span><text:span text:style-name="T671"/></text:p>
            <text:p text:style-name="P250"><text:span text:style-name="T672"/></text:p>
          </table:table-cell>
          <table:table-cell table:style-name="TableCell140401" table:number-columns-spanned="3">
            <text:p text:style-name="P250"><text:span text:style-name="T673">0002</text:span><text:span text:style-name="T674"/></text:p>
          </table:table-cell>
          <table:covered-table-cell/>
          <table:covered-table-cell/>
        </table:table-row>
        <table:table-row table:style-name="TableRow1405">
          <table:table-cell table:style-name="TableCell140500" table:number-columns-spanned="2">
            <text:p text:style-name="P253"><text:span text:style-name="T679">PC</text:span><text:span text:style-name="T680"/></text:p>
          </table:table-cell>
          <table:covered-table-cell/>
          <table:table-cell table:style-name="TableCell140502">
            <text:p text:style-name="P253"><text:span text:style-name="T681">302</text:span><text:span text:style-name="T682"/></text:p>
          </table:table-cell>
        </table:table-row>
        <table:table-row table:style-name="TableRow1406">
          <table:table-cell table:style-name="TableCell140600" table:number-columns-spanned="2">
            <text:p text:style-name="P256"><text:span text:style-name="T687">AC</text:span><text:span text:style-name="T688"/></text:p>
          </table:table-cell>
          <table:covered-table-cell/>
          <table:table-cell table:style-name="TableCell140602">
            <text:p text:style-name="P256"><text:span text:style-name="T688"/></text:p>
          </table:table-cell>
        </table:table-row>
        <table:table-row table:style-name="TableRow1407">
          <table:table-cell table:style-name="TableCell140700" table:number-columns-spanned="2">
            <text:p text:style-name="P259"><text:span text:style-name="T693">IR</text:span><text:span text:style-name="T694"/></text:p>
          </table:table-cell>
          <table:covered-table-cell/>
          <table:table-cell table:style-name="TableCell140702">
            <text:p text:style-name="P259"><text:span text:style-name="T695">7006</text:span><text:span text:style-name="T696"/></text:p>
          </table:table-cell>
        </table:table-row>
      </table:table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8"/></text:p>
      <text:p text:style-name="P261"><text:span text:style-name="T699">_____________________________________________________________________________________</text:span><text:span text:style-name="T700"/></text:p>
      <text:p text:style-name="P261"><text:span text:style-name="T701"/></text:p>
      <text:p text:style-name="P261"><text:span text:style-name="T702">3</text:span><text:span text:style-name="T703">:</text:span><text:span text:style-name="T704"/></text:p>
      <table:table table:style-name="Table15">
        <table:table-column table:style-name="TableColumn1500"/>
        <table:table-column table:style-name="TableColumn1501"/>
        <table:table-row table:style-name="TableRow1500">
          <table:table-cell table:style-name="TableCell150000">
            <text:p text:style-name="P263"><text:span text:style-name="T707">300</text:span><text:span text:style-name="T708"/></text:p>
          </table:table-cell>
          <table:table-cell table:style-name="TableCell150001">
            <text:p text:style-name="P263"><text:span text:style-name="T709">3005</text:span><text:span text:style-name="T710"/></text:p>
          </table:table-cell>
        </table:table-row>
        <table:table-row table:style-name="TableRow1501">
          <table:table-cell table:style-name="TableCell150100">
            <text:p text:style-name="P266"><text:span text:style-name="T715">301</text:span><text:span text:style-name="T716"/></text:p>
          </table:table-cell>
          <table:table-cell table:style-name="TableCell150101">
            <text:p text:style-name="P266"><text:span text:style-name="T717">5940</text:span><text:span text:style-name="T718"/></text:p>
          </table:table-cell>
        </table:table-row>
        <table:table-row table:style-name="TableRow1502">
          <table:table-cell table:style-name="TableCell150200">
            <text:p text:style-name="P269"><text:span text:style-name="T723">302</text:span><text:span text:style-name="T724"/></text:p>
          </table:table-cell>
          <table:table-cell table:style-name="TableCell150201">
            <text:p text:style-name="P269"><text:span text:style-name="T725">7006</text:span><text:span text:style-name="T726"/></text:p>
          </table:table-cell>
        </table:table-row>
        <table:table-row table:style-name="TableRow1503">
          <table:table-cell table:style-name="TableCell150300">
            <text:p text:style-name="P272"><text:span text:style-name="T731">940</text:span><text:span text:style-name="T732"/></text:p>
          </table:table-cell>
          <table:table-cell table:style-name="TableCell150301">
            <text:p text:style-name="P272"><text:span text:style-name="T733">0002</text:span><text:span text:style-name="T734"/></text:p>
          </table:table-cell>
        </table:table-row>
        <table:table-row table:style-name="TableRow1504">
          <table:table-cell table:style-name="TableCell150400">
            <text:p text:style-name="P275"><text:span text:style-name="T739">941</text:span><text:span text:style-name="T740"/></text:p>
          </table:table-cell>
          <table:table-cell table:style-name="TableCell150401">
            <text:p text:style-name="P275"><text:span text:style-name="T740"/></text:p>
          </table:table-cell>
        </table:table-row>
      </table:table>
      <text:p text:style-name="P277"><text:span text:style-name="T743"><text:s/></text:span><text:span text:style-name="T744"/></text:p>
      <text:p text:style-name="P277"><text:span text:style-name="T745">We will assume that the memory (contents in hex) as the previous table:</text:span><text:span text:style-name="T746"><text:line-break/></text:span><text:span text:style-name="T747">300</text:span><text:span text:style-name="T748">:<text:s/></text:span><text:span text:style-name="T749">3005</text:span><text:span text:style-name="T750">;<text:s/></text:span><text:span text:style-name="T751">301</text:span><text:span text:style-name="T752">:<text:s/></text:span><text:span text:style-name="T753">5940</text:span><text:span text:style-name="T754">;<text:s/></text:span><text:span text:style-name="T755">302</text:span><text:span text:style-name="T756">:<text:s/></text:span><text:span text:style-name="T757">7006</text:span><text:span text:style-name="T758"><text:line-break/></text:span><text:span text:style-name="T759">Therefore, the steps will be as the following:</text:span><text:span text:style-name="T760"><text:line-break/></text:span><text:span text:style-name="T761">Step<text:s/></text:span><text:span text:style-name="T762">1</text:span><text:span text:style-name="T763">:<text:s/></text:span><text:span text:style-name="T764">3005<text:s/></text:span><text:span text:style-name="T765">→</text:span><text:span text:style-name="T766"><text:s/></text:span><text:span text:style-name="T767">IR</text:span><text:span text:style-name="T768"><text:line-break/></text:span><text:span text:style-name="T769">Step<text:s/></text:span><text:span text:style-name="T770">2</text:span><text:span text:style-name="T771">:<text:s/></text:span><text:span text:style-name="T772">3<text:s/></text:span><text:span text:style-name="T773">→</text:span><text:span text:style-name="T774"><text:s/></text:span><text:span text:style-name="T775">AC</text:span><text:span text:style-name="T776"><text:line-break/></text:span><text:span text:style-name="T777">Step<text:s/></text:span><text:span text:style-name="T778">3</text:span><text:span text:style-name="T779">:<text:s/></text:span><text:span text:style-name="T780">5940<text:s/></text:span><text:span text:style-name="T781">→</text:span><text:span text:style-name="T782"><text:s/></text:span><text:span text:style-name="T783">IR</text:span><text:span text:style-name="T784"><text:line-break/></text:span><text:span text:style-name="T785">Step<text:s/></text:span><text:span text:style-name="T786">4</text:span><text:span text:style-name="T787">:<text:s/></text:span><text:span text:style-name="T788">3<text:s/></text:span><text:span text:style-name="T789">+<text:s/></text:span><text:span text:style-name="T790">2<text:s/></text:span><text:span text:style-name="T791">=<text:s/></text:span><text:span text:style-name="T792">5<text:s/></text:span><text:span text:style-name="T793">→</text:span><text:span text:style-name="T794"><text:s/></text:span><text:span text:style-name="T795">AC</text:span><text:span text:style-name="T796"><text:line-break/></text:span><text:span text:style-name="T797">Step<text:s/></text:span><text:span text:style-name="T798">5</text:span><text:span text:style-name="T799">:<text:s/></text:span><text:span text:style-name="T800">7006<text:s/></text:span><text:span text:style-name="T801">→</text:span><text:span text:style-name="T802"><text:s/></text:span><text:span text:style-name="T803">IR</text:span><text:span text:style-name="T804"><text:line-break/></text:span><text:span text:style-name="T805">Step<text:s/></text:span><text:span text:style-name="T806">6</text:span><text:span text:style-name="T807">: AC<text:s/></text:span><text:span text:style-name="T808">→</text:span><text:span text:style-name="T809"><text:s/></text:span><text:span text:style-name="T810">Device<text:s/></text:span><text:span text:style-name="T811">6</text:span><text:span text:style-name="T812"/></text:p>
      <text:p text:style-name="P278"><text:span text:style-name="T813"/></text:p>
      <text:p text:style-name="P279"><text:span text:style-name="T8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